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paragraph-rsid="00b7eb8d" style:font-size-asian="14pt" style:font-size-complex="14pt"/>
    </style:style>
    <style:style style:name="P5" style:family="paragraph" style:parent-style-name="Standard">
      <style:text-properties fo:font-size="14pt" officeooo:rsid="00b7eb8d" officeooo:paragraph-rsid="00b7eb8d" style:font-size-asian="14pt" style:font-size-complex="14pt"/>
    </style:style>
    <style:style style:name="P6" style:family="paragraph" style:parent-style-name="Standard">
      <style:text-properties fo:font-size="14pt" officeooo:rsid="00b99598" officeooo:paragraph-rsid="00b99598" style:font-size-asian="14pt" style:font-size-complex="14pt"/>
    </style:style>
    <style:style style:name="P7" style:family="paragraph" style:parent-style-name="Standard">
      <style:text-properties fo:font-size="14pt" officeooo:rsid="00b99598" officeooo:paragraph-rsid="00ba262d" style:font-size-asian="14pt" style:font-size-complex="14pt"/>
    </style:style>
    <style:style style:name="P8" style:family="paragraph" style:parent-style-name="Standard">
      <style:text-properties fo:font-size="14pt" officeooo:paragraph-rsid="00bc9b0c" style:font-size-asian="14pt" style:font-size-complex="14pt"/>
    </style:style>
    <style:style style:name="P9" style:family="paragraph" style:parent-style-name="Standard">
      <style:text-properties fo:font-size="14pt" officeooo:rsid="00ba262d" officeooo:paragraph-rsid="00ba262d" style:font-size-asian="14pt" style:font-size-complex="14pt"/>
    </style:style>
    <style:style style:name="P10" style:family="paragraph" style:parent-style-name="Standard">
      <style:text-properties fo:font-size="14pt" officeooo:paragraph-rsid="00bd2945" style:font-size-asian="14pt" style:font-size-complex="14pt"/>
    </style:style>
    <style:style style:name="P11" style:family="paragraph" style:parent-style-name="Standard">
      <style:text-properties fo:font-size="14pt" officeooo:paragraph-rsid="00c150c9" style:font-size-asian="14pt" style:font-size-complex="14pt"/>
    </style:style>
    <style:style style:name="P12" style:family="paragraph" style:parent-style-name="Standard">
      <style:text-properties fo:font-size="14pt" officeooo:paragraph-rsid="00c5efcf" style:font-size-asian="14pt" style:font-size-complex="14pt"/>
    </style:style>
    <style:style style:name="P13" style:family="paragraph" style:parent-style-name="Standard">
      <style:text-properties fo:font-size="14pt" officeooo:paragraph-rsid="00c788c5" style:font-size-asian="14pt" style:font-size-complex="14pt"/>
    </style:style>
    <style:style style:name="P14" style:family="paragraph" style:parent-style-name="Standard">
      <style:text-properties fo:font-size="14pt" officeooo:paragraph-rsid="00cfdce2" style:font-size-asian="14pt" style:font-size-complex="14pt"/>
    </style:style>
    <style:style style:name="P15" style:family="paragraph" style:parent-style-name="Standard">
      <style:text-properties fo:font-size="14pt" officeooo:paragraph-rsid="00d21c6b" style:font-size-asian="14pt" style:font-size-complex="14pt"/>
    </style:style>
    <style:style style:name="P16" style:family="paragraph" style:parent-style-name="Standard">
      <style:text-properties fo:font-size="14pt" fo:font-style="italic" style:font-size-asian="14pt" style:font-style-asian="italic" style:font-size-complex="14pt" style:font-style-complex="italic"/>
    </style:style>
    <style:style style:name="P17" style:family="paragraph" style:parent-style-name="Standard">
      <style:text-properties fo:font-size="14pt" style:text-underline-style="solid" style:text-underline-width="auto" style:text-underline-color="font-color" fo:font-weight="bold" officeooo:rsid="00ba262d" officeooo:paragraph-rsid="00ba262d" style:font-size-asian="14pt" style:font-weight-asian="bold" style:font-size-complex="14pt" style:font-weight-complex="bold"/>
    </style:style>
    <style:style style:name="P18" style:family="paragraph" style:parent-style-name="Standard">
      <style:text-properties fo:font-size="14pt" style:text-underline-style="solid" style:text-underline-width="auto" style:text-underline-color="font-color" fo:font-weight="bold" officeooo:rsid="009bc075" officeooo:paragraph-rsid="009bc075" style:font-size-asian="14pt" style:font-weight-asian="bold" style:font-size-complex="14pt" style:font-weight-complex="bold"/>
    </style:style>
    <style:style style:name="P19" style:family="paragraph" style:parent-style-name="Standard">
      <style:text-properties fo:font-size="14pt" style:text-underline-style="solid" style:text-underline-width="auto" style:text-underline-color="font-color" fo:font-weight="bold" officeooo:rsid="00c1a501" officeooo:paragraph-rsid="00c1a501" style:font-size-asian="14pt" style:font-weight-asian="bold" style:font-size-complex="14pt" style:font-weight-complex="bold"/>
    </style:style>
    <style:style style:name="P20" style:family="paragraph" style:parent-style-name="Standard">
      <style:text-properties fo:font-size="14pt" style:text-underline-style="solid" style:text-underline-width="auto" style:text-underline-color="font-color" fo:font-weight="bold" officeooo:rsid="00c1a501" officeooo:paragraph-rsid="00c2be68" style:font-size-asian="14pt" style:font-weight-asian="bold" style:font-size-complex="14pt" style:font-weight-complex="bold"/>
    </style:style>
    <style:style style:name="P21" style:family="paragraph" style:parent-style-name="Standard">
      <style:text-properties fo:font-size="14pt" style:text-underline-style="solid" style:text-underline-width="auto" style:text-underline-color="font-color" fo:font-weight="bold" officeooo:rsid="00c2be68" officeooo:paragraph-rsid="00c2be68" style:font-size-asian="14pt" style:font-weight-asian="bold" style:font-size-complex="14pt" style:font-weight-complex="bold"/>
    </style:style>
    <style:style style:name="P22" style:family="paragraph" style:parent-style-name="Standard">
      <style:text-properties fo:font-size="14pt" fo:font-style="normal" fo:font-weight="normal" officeooo:paragraph-rsid="00bc9b0c" style:font-size-asian="14pt" style:font-style-asian="normal" style:font-weight-asian="normal" style:font-size-complex="14pt" style:font-style-complex="normal" style:font-weight-complex="normal"/>
    </style:style>
    <style:style style:name="P23" style:family="paragraph" style:parent-style-name="Standard">
      <style:text-properties fo:font-size="14pt" fo:font-style="normal" style:text-underline-style="solid" style:text-underline-width="auto" style:text-underline-color="font-color" fo:font-weight="normal" officeooo:rsid="00bd2945" officeooo:paragraph-rsid="00bd2945" style:font-size-asian="14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solid" style:text-underline-width="auto" style:text-underline-color="font-color" fo:font-weight="normal" officeooo:rsid="00bddb46" officeooo:paragraph-rsid="00bddb46" style:font-size-asian="14pt" style:font-style-asian="normal" style:font-weight-asian="normal" style:font-size-complex="14pt" style:font-style-complex="normal" style:font-weight-complex="normal"/>
    </style:style>
    <style:style style:name="P25" style:family="paragraph" style:parent-style-name="Standard">
      <style:text-properties fo:font-size="14pt" fo:font-style="normal" style:text-underline-style="solid" style:text-underline-width="auto" style:text-underline-color="font-color" fo:font-weight="bold" officeooo:rsid="00bebae6" officeooo:paragraph-rsid="00bebae6"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style:text-underline-style="solid" style:text-underline-width="auto" style:text-underline-color="font-color" fo:font-weight="bold" officeooo:rsid="00bebae6" officeooo:paragraph-rsid="00bed32b" style:font-size-asian="14pt" style:font-style-asian="normal" style:font-weight-asian="bold" style:font-size-complex="14pt" style:font-style-complex="normal" style:font-weight-complex="bold"/>
    </style:style>
    <style:style style:name="P2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8" style:family="paragraph" style:parent-style-name="Standard">
      <style:paragraph-properties fo:text-align="center" style:justify-single-word="false"/>
      <style:text-properties fo:font-size="20pt" fo:font-weight="bold" officeooo:paragraph-rsid="00bc9b0c" style:font-size-asian="20pt" style:font-weight-asian="bold" style:font-size-complex="20pt" style:font-weight-complex="bold"/>
    </style:style>
    <style:style style:name="P29" style:family="paragraph" style:parent-style-name="Standard">
      <style:paragraph-properties fo:text-align="center" style:justify-single-word="false"/>
      <style:text-properties fo:font-size="20pt" fo:font-weight="bold" officeooo:paragraph-rsid="00bd2945" style:font-size-asian="20pt" style:font-weight-asian="bold" style:font-size-complex="20pt" style:font-weight-complex="bold"/>
    </style:style>
    <style:style style:name="P30" style:family="paragraph" style:parent-style-name="Standard">
      <style:paragraph-properties fo:text-align="center" style:justify-single-word="false"/>
      <style:text-properties fo:font-size="20pt" fo:font-weight="bold" officeooo:paragraph-rsid="00c150c9" style:font-size-asian="20pt" style:font-weight-asian="bold" style:font-size-complex="20pt" style:font-weight-complex="bold"/>
    </style:style>
    <style:style style:name="P31" style:family="paragraph" style:parent-style-name="Standard">
      <style:paragraph-properties fo:text-align="center" style:justify-single-word="false"/>
      <style:text-properties fo:font-size="20pt" fo:font-weight="bold" officeooo:paragraph-rsid="00c5efcf" style:font-size-asian="20pt" style:font-weight-asian="bold" style:font-size-complex="20pt" style:font-weight-complex="bold"/>
    </style:style>
    <style:style style:name="P32" style:family="paragraph" style:parent-style-name="Standard">
      <style:paragraph-properties fo:text-align="center" style:justify-single-word="false"/>
      <style:text-properties fo:font-size="20pt" fo:font-weight="bold" officeooo:paragraph-rsid="00c788c5" style:font-size-asian="20pt" style:font-weight-asian="bold" style:font-size-complex="20pt" style:font-weight-complex="bold"/>
    </style:style>
    <style:style style:name="P33" style:family="paragraph" style:parent-style-name="Standard">
      <style:paragraph-properties fo:text-align="center" style:justify-single-word="false"/>
      <style:text-properties fo:font-size="20pt" fo:font-weight="bold" officeooo:paragraph-rsid="00cfdce2" style:font-size-asian="20pt" style:font-weight-asian="bold" style:font-size-complex="20pt" style:font-weight-complex="bold"/>
    </style:style>
    <style:style style:name="P34" style:family="paragraph" style:parent-style-name="Standard">
      <style:paragraph-properties fo:text-align="center" style:justify-single-word="false"/>
      <style:text-properties fo:font-size="20pt" fo:font-weight="bold" officeooo:paragraph-rsid="00d21c6b" style:font-size-asian="20pt" style:font-weight-asian="bold" style:font-size-complex="20pt" style:font-weight-complex="bold"/>
    </style:style>
    <style:style style:name="P35" style:family="paragraph" style:parent-style-name="Standard">
      <style:text-properties style:text-position="0% 100%" fo:font-size="14pt" style:text-underline-style="none" fo:font-weight="normal" officeooo:rsid="009bc075" officeooo:paragraph-rsid="0099748b" style:font-size-asian="14pt" style:font-weight-asian="normal" style:font-size-complex="14pt" style:font-weight-complex="normal"/>
    </style:style>
    <style:style style:name="P36" style:family="paragraph" style:parent-style-name="Standard">
      <style:text-properties style:text-position="0% 100%" fo:font-size="14pt" style:text-underline-style="none" fo:font-weight="normal" officeooo:rsid="009bc075" officeooo:paragraph-rsid="00b7eb8d" style:font-size-asian="14pt" style:font-weight-asian="normal" style:font-size-complex="14pt" style:font-weight-complex="normal"/>
    </style:style>
    <style:style style:name="P37" style:family="paragraph" style:parent-style-name="Standard">
      <style:text-properties style:text-position="0% 100%" fo:font-size="14pt" style:text-underline-style="none" fo:font-weight="normal" officeooo:rsid="009d9a25" officeooo:paragraph-rsid="009bc075" style:font-size-asian="14pt" style:font-weight-asian="normal" style:font-size-complex="14pt" style:font-weight-complex="normal"/>
    </style:style>
    <style:style style:name="P38" style:family="paragraph" style:parent-style-name="Standard">
      <style:text-properties style:text-position="0% 100%" fo:font-size="14pt" style:text-underline-style="none" fo:font-weight="normal" officeooo:rsid="00bc9b0c" officeooo:paragraph-rsid="00bc9b0c" style:font-size-asian="14pt" style:font-weight-asian="normal" style:font-size-complex="14pt" style:font-weight-complex="normal"/>
    </style:style>
    <style:style style:name="P39" style:family="paragraph" style:parent-style-name="Standard">
      <style:text-properties style:text-position="0% 100%" fo:font-size="14pt" style:text-underline-style="none" fo:font-weight="normal" officeooo:rsid="00bc9b0c" officeooo:paragraph-rsid="00c2be68" style:font-size-asian="14pt" style:font-weight-asian="normal" style:font-size-complex="14pt" style:font-weight-complex="normal"/>
    </style:style>
    <style:style style:name="P40" style:family="paragraph" style:parent-style-name="Standard">
      <style:text-properties style:text-position="0% 100%" fo:font-size="14pt" style:text-underline-style="none" fo:font-weight="normal" officeooo:rsid="00c2be68" officeooo:paragraph-rsid="00c2be68" style:font-size-asian="14pt" style:font-weight-asian="normal" style:font-size-complex="14pt" style:font-weight-complex="normal"/>
    </style:style>
    <style:style style:name="P41" style:family="paragraph" style:parent-style-name="Standard">
      <style:text-properties style:text-position="0% 100%" fo:font-size="14pt" fo:font-style="normal" style:text-underline-style="none" fo:font-weight="normal" officeooo:rsid="00bc9b0c" officeooo:paragraph-rsid="00bed32b" style:font-size-asian="14pt" style:font-style-asian="normal" style:font-weight-asian="normal" style:font-size-complex="14pt" style:font-style-complex="normal" style:font-weight-complex="normal"/>
    </style:style>
    <style:style style:name="P42" style:family="paragraph" style:parent-style-name="Standard">
      <style:text-properties style:text-position="0% 100%" fo:font-size="14pt" fo:font-style="normal" style:text-underline-style="none" fo:font-weight="normal" officeooo:rsid="00bd2945" officeooo:paragraph-rsid="00bd2945" style:font-size-asian="14pt" style:font-style-asian="normal" style:font-weight-asian="normal" style:font-size-complex="14pt" style:font-style-complex="normal" style:font-weight-complex="normal"/>
    </style:style>
    <style:style style:name="P43" style:family="paragraph" style:parent-style-name="Standard">
      <style:text-properties style:text-position="0% 100%" fo:font-size="14pt" fo:font-style="normal" style:text-underline-style="none" fo:font-weight="normal" officeooo:rsid="00bddb46" officeooo:paragraph-rsid="00bd2945" style:font-size-asian="14pt" style:font-style-asian="normal" style:font-weight-asian="normal" style:font-size-complex="14pt" style:font-style-complex="normal" style:font-weight-complex="normal"/>
    </style:style>
    <style:style style:name="P44" style:family="paragraph" style:parent-style-name="Standard">
      <style:text-properties style:text-position="0% 100%" fo:font-size="14pt" fo:font-style="normal" style:text-underline-style="none" fo:font-weight="normal" officeooo:rsid="00bddb46" officeooo:paragraph-rsid="00bddb46" style:font-size-asian="14pt" style:font-style-asian="normal" style:font-weight-asian="normal" style:font-size-complex="14pt" style:font-style-complex="normal" style:font-weight-complex="normal"/>
    </style:style>
    <style:style style:name="P45" style:family="paragraph" style:parent-style-name="Standard">
      <style:text-properties style:text-position="0% 100%" fo:font-size="14pt" fo:font-style="normal" style:text-underline-style="none" fo:font-weight="normal" officeooo:rsid="00bebae6" officeooo:paragraph-rsid="00bebae6" style:font-size-asian="14pt" style:font-style-asian="normal" style:font-weight-asian="normal" style:font-size-complex="14pt" style:font-style-complex="normal" style:font-weight-complex="normal"/>
    </style:style>
    <style:style style:name="P46" style:family="paragraph" style:parent-style-name="Standard">
      <style:text-properties style:text-position="0% 100%" fo:font-size="14pt" fo:font-style="normal" style:text-underline-style="none" fo:font-weight="normal" officeooo:rsid="00bed32b" officeooo:paragraph-rsid="00bed32b" style:font-size-asian="14pt" style:font-style-asian="normal" style:font-weight-asian="normal" style:font-size-complex="14pt" style:font-style-complex="normal" style:font-weight-complex="normal"/>
    </style:style>
    <style:style style:name="P47" style:family="paragraph" style:parent-style-name="Standard">
      <style:text-properties style:text-position="0% 100%" fo:font-size="14pt" fo:font-style="normal" style:text-underline-style="none" fo:font-weight="normal" officeooo:rsid="00c02dbf" officeooo:paragraph-rsid="00bed32b" style:font-size-asian="14pt" style:font-style-asian="normal" style:font-weight-asian="normal" style:font-size-complex="14pt" style:font-style-complex="normal" style:font-weight-complex="normal"/>
    </style:style>
    <style:style style:name="P48" style:family="paragraph" style:parent-style-name="Standard">
      <style:text-properties style:text-position="0% 100%" fo:font-size="14pt" fo:font-style="normal" style:text-underline-style="none" fo:font-weight="normal" officeooo:rsid="00c150c9" officeooo:paragraph-rsid="00c150c9" style:font-size-asian="14pt" style:font-style-asian="normal" style:font-weight-asian="normal" style:font-size-complex="14pt" style:font-style-complex="normal" style:font-weight-complex="normal"/>
    </style:style>
    <style:style style:name="P49" style:family="paragraph" style:parent-style-name="Standard">
      <style:text-properties style:text-position="0% 100%" fo:font-size="14pt" fo:font-style="normal" style:text-underline-style="none" fo:font-weight="normal" officeooo:rsid="00c63fc1" officeooo:paragraph-rsid="00c5efcf" style:font-size-asian="14pt" style:font-style-asian="normal" style:font-weight-asian="normal" style:font-size-complex="14pt" style:font-style-complex="normal" style:font-weight-complex="normal"/>
    </style:style>
    <style:style style:name="P50" style:family="paragraph" style:parent-style-name="Standard">
      <style:text-properties style:text-position="0% 100%" fo:font-size="14pt" fo:font-style="normal" style:text-underline-style="none" fo:font-weight="normal" officeooo:rsid="00c5faf9" officeooo:paragraph-rsid="00c5faf9" style:font-size-asian="14pt" style:font-style-asian="normal" style:font-weight-asian="normal" style:font-size-complex="14pt" style:font-style-complex="normal" style:font-weight-complex="normal"/>
    </style:style>
    <style:style style:name="P51" style:family="paragraph" style:parent-style-name="Standard">
      <style:text-properties style:text-position="0% 100%" fo:font-size="14pt" fo:font-style="normal" style:text-underline-style="none" fo:font-weight="normal" officeooo:rsid="00c788c5" officeooo:paragraph-rsid="00c63fc1" style:font-size-asian="14pt" style:font-style-asian="normal" style:font-weight-asian="normal" style:font-size-complex="14pt" style:font-style-complex="normal" style:font-weight-complex="normal"/>
    </style:style>
    <style:style style:name="P52" style:family="paragraph" style:parent-style-name="Standard">
      <style:text-properties style:text-position="0% 100%" fo:font-size="14pt" fo:font-style="normal" style:text-underline-style="none" fo:font-weight="normal" officeooo:rsid="00c788c5" officeooo:paragraph-rsid="00c788c5" style:font-size-asian="14pt" style:font-style-asian="normal" style:font-weight-asian="normal" style:font-size-complex="14pt" style:font-style-complex="normal" style:font-weight-complex="normal"/>
    </style:style>
    <style:style style:name="P53" style:family="paragraph" style:parent-style-name="Standard">
      <style:text-properties style:text-position="0% 100%" fo:font-size="14pt" fo:font-style="normal" style:text-underline-style="none" fo:font-weight="normal" officeooo:rsid="00c899df" officeooo:paragraph-rsid="00c788c5" style:font-size-asian="14pt" style:font-style-asian="normal" style:font-weight-asian="normal" style:font-size-complex="14pt" style:font-style-complex="normal" style:font-weight-complex="normal"/>
    </style:style>
    <style:style style:name="P54" style:family="paragraph" style:parent-style-name="Standard">
      <style:text-properties style:text-position="0% 100%" fo:font-size="14pt" fo:font-style="normal" style:text-underline-style="none" fo:font-weight="normal" officeooo:rsid="00c899df" officeooo:paragraph-rsid="00c899df" style:font-size-asian="14pt" style:font-style-asian="normal" style:font-weight-asian="normal" style:font-size-complex="14pt" style:font-style-complex="normal" style:font-weight-complex="normal"/>
    </style:style>
    <style:style style:name="P55" style:family="paragraph" style:parent-style-name="Standard">
      <style:text-properties style:text-position="0% 100%" fo:font-size="14pt" fo:font-style="normal" style:text-underline-style="none" fo:font-weight="normal" officeooo:rsid="00c93a8f" officeooo:paragraph-rsid="00c899df" style:font-size-asian="14pt" style:font-style-asian="normal" style:font-weight-asian="normal" style:font-size-complex="14pt" style:font-style-complex="normal" style:font-weight-complex="normal"/>
    </style:style>
    <style:style style:name="P56" style:family="paragraph" style:parent-style-name="Standard">
      <style:text-properties style:text-position="0% 100%" fo:font-size="14pt" fo:font-style="normal" style:text-underline-style="none" fo:font-weight="normal" officeooo:rsid="00c93a8f" officeooo:paragraph-rsid="00c93a8f" style:font-size-asian="14pt" style:font-style-asian="normal" style:font-weight-asian="normal" style:font-size-complex="14pt" style:font-style-complex="normal" style:font-weight-complex="normal"/>
    </style:style>
    <style:style style:name="P57" style:family="paragraph" style:parent-style-name="Standard">
      <style:text-properties style:text-position="0% 100%" fo:font-size="14pt" fo:font-style="normal" style:text-underline-style="none" fo:font-weight="normal" officeooo:rsid="00cb2abf" officeooo:paragraph-rsid="00c93a8f" style:font-size-asian="14pt" style:font-style-asian="normal" style:font-weight-asian="normal" style:font-size-complex="14pt" style:font-style-complex="normal" style:font-weight-complex="normal"/>
    </style:style>
    <style:style style:name="P58" style:family="paragraph" style:parent-style-name="Standard">
      <style:text-properties style:text-position="0% 100%" fo:font-size="14pt" fo:font-style="normal" style:text-underline-style="none" fo:font-weight="normal" officeooo:rsid="00d3b8e8" officeooo:paragraph-rsid="00d21c6b" style:font-size-asian="14pt" style:font-style-asian="normal" style:font-weight-asian="normal" style:font-size-complex="14pt" style:font-style-complex="normal" style:font-weight-complex="normal"/>
    </style:style>
    <style:style style:name="P59" style:family="paragraph" style:parent-style-name="Standard">
      <style:text-properties style:text-position="0% 100%" fo:font-size="14pt" fo:font-style="normal" style:text-underline-style="solid" style:text-underline-width="auto" style:text-underline-color="font-color" fo:font-weight="bold" officeooo:rsid="00bed32b" officeooo:paragraph-rsid="00bed32b" style:font-size-asian="14pt" style:font-style-asian="normal" style:font-weight-asian="bold" style:font-size-complex="14pt" style:font-style-complex="normal" style:font-weight-complex="bold"/>
    </style:style>
    <style:style style:name="P60" style:family="paragraph" style:parent-style-name="Standard">
      <style:text-properties style:text-position="0% 100%" fo:font-size="14pt" fo:font-style="normal" style:text-underline-style="solid" style:text-underline-width="auto" style:text-underline-color="font-color" fo:font-weight="bold" officeooo:rsid="00c150c9" officeooo:paragraph-rsid="00c150c9" style:font-size-asian="14pt" style:font-style-asian="normal" style:font-weight-asian="bold" style:font-size-complex="14pt" style:font-style-complex="normal" style:font-weight-complex="bold"/>
    </style:style>
    <style:style style:name="P61" style:family="paragraph" style:parent-style-name="Standard">
      <style:text-properties style:text-position="0% 100%" fo:font-size="14pt" fo:font-style="normal" style:text-underline-style="solid" style:text-underline-width="auto" style:text-underline-color="font-color" fo:font-weight="bold" officeooo:rsid="00c150c9" officeooo:paragraph-rsid="00c3dff0" style:font-size-asian="14pt" style:font-style-asian="normal" style:font-weight-asian="bold" style:font-size-complex="14pt" style:font-style-complex="normal" style:font-weight-complex="bold"/>
    </style:style>
    <style:style style:name="P62" style:family="paragraph" style:parent-style-name="Standard">
      <style:text-properties style:text-position="0% 100%" fo:font-size="14pt" fo:font-style="normal" style:text-underline-style="solid" style:text-underline-width="auto" style:text-underline-color="font-color" fo:font-weight="bold" officeooo:rsid="00c3dff0" officeooo:paragraph-rsid="00c3dff0" style:font-size-asian="14pt" style:font-style-asian="normal" style:font-weight-asian="bold" style:font-size-complex="14pt" style:font-style-complex="normal" style:font-weight-complex="bold"/>
    </style:style>
    <style:style style:name="P63" style:family="paragraph" style:parent-style-name="Standard">
      <style:text-properties style:text-position="0% 100%" fo:font-size="14pt" fo:font-style="normal" style:text-underline-style="solid" style:text-underline-width="auto" style:text-underline-color="font-color" fo:font-weight="normal" officeooo:rsid="00c150c9" officeooo:paragraph-rsid="00c150c9" style:font-size-asian="14pt" style:font-style-asian="normal" style:font-weight-asian="normal" style:font-size-complex="14pt" style:font-style-complex="normal" style:font-weight-complex="normal"/>
    </style:style>
    <style:style style:name="P64" style:family="paragraph" style:parent-style-name="Standard">
      <style:text-properties style:text-position="0% 100%" fo:font-size="14pt" fo:font-style="normal" style:text-underline-style="solid" style:text-underline-width="auto" style:text-underline-color="font-color" fo:font-weight="normal" officeooo:rsid="00c5efcf" officeooo:paragraph-rsid="00c5efcf" style:font-size-asian="14pt" style:font-style-asian="normal" style:font-weight-asian="normal" style:font-size-complex="14pt" style:font-style-complex="normal" style:font-weight-complex="normal"/>
    </style:style>
    <style:style style:name="P65" style:family="paragraph" style:parent-style-name="Standard">
      <style:text-properties style:text-position="0% 100%" fo:font-size="14pt" fo:font-style="normal" style:text-underline-style="solid" style:text-underline-width="auto" style:text-underline-color="font-color" fo:font-weight="normal" officeooo:rsid="00c5faf9" officeooo:paragraph-rsid="00c5faf9" style:font-size-asian="14pt" style:font-style-asian="normal" style:font-weight-asian="normal" style:font-size-complex="14pt" style:font-style-complex="normal" style:font-weight-complex="normal"/>
    </style:style>
    <style:style style:name="P66" style:family="paragraph" style:parent-style-name="Standard">
      <style:text-properties style:text-position="0% 100%" fo:font-size="14pt" fo:font-style="normal" style:text-underline-style="solid" style:text-underline-width="auto" style:text-underline-color="font-color" fo:font-weight="normal" officeooo:rsid="00c63fc1" officeooo:paragraph-rsid="00c63fc1" style:font-size-asian="14pt" style:font-style-asian="normal" style:font-weight-asian="normal" style:font-size-complex="14pt" style:font-style-complex="normal" style:font-weight-complex="normal"/>
    </style:style>
    <style:style style:name="P67" style:family="paragraph" style:parent-style-name="Standard">
      <style:text-properties style:text-position="0% 100%" fo:font-size="14pt" fo:font-style="normal" style:text-underline-style="solid" style:text-underline-width="auto" style:text-underline-color="font-color" fo:font-weight="normal" officeooo:rsid="00c788c5" officeooo:paragraph-rsid="00c788c5" style:font-size-asian="14pt" style:font-style-asian="normal" style:font-weight-asian="normal" style:font-size-complex="14pt" style:font-style-complex="normal" style:font-weight-complex="normal"/>
    </style:style>
    <style:style style:name="P68" style:family="paragraph" style:parent-style-name="Standard">
      <style:text-properties style:text-position="0% 100%" fo:font-size="14pt" fo:font-style="normal" style:text-underline-style="solid" style:text-underline-width="auto" style:text-underline-color="font-color" fo:font-weight="normal" officeooo:rsid="00c899df" officeooo:paragraph-rsid="00c899df" style:font-size-asian="14pt" style:font-style-asian="normal" style:font-weight-asian="normal" style:font-size-complex="14pt" style:font-style-complex="normal" style:font-weight-complex="normal"/>
    </style:style>
    <style:style style:name="P69" style:family="paragraph" style:parent-style-name="Standard">
      <style:text-properties style:text-position="0% 100%" fo:font-size="14pt" fo:font-style="normal" style:text-underline-style="solid" style:text-underline-width="auto" style:text-underline-color="font-color" fo:font-weight="normal" officeooo:rsid="00c93a8f" officeooo:paragraph-rsid="00c93a8f" style:font-size-asian="14pt" style:font-style-asian="normal" style:font-weight-asian="normal" style:font-size-complex="14pt" style:font-style-complex="normal" style:font-weight-complex="normal"/>
    </style:style>
    <style:style style:name="P70" style:family="paragraph" style:parent-style-name="Standard">
      <style:text-properties style:text-position="0% 100%" fo:font-size="14pt" fo:font-style="normal" style:text-underline-style="solid" style:text-underline-width="auto" style:text-underline-color="font-color" fo:font-weight="normal" officeooo:rsid="00d21c6b" officeooo:paragraph-rsid="00d21c6b" style:font-size-asian="14pt" style:font-style-asian="normal" style:font-weight-asian="normal" style:font-size-complex="14pt" style:font-style-complex="normal" style:font-weight-complex="normal"/>
    </style:style>
    <style:style style:name="P71" style:family="paragraph" style:parent-style-name="Standard">
      <style:text-properties style:text-position="0% 100%" fo:font-size="14pt" style:text-underline-style="solid" style:text-underline-width="auto" style:text-underline-color="font-color" fo:font-weight="bold" officeooo:rsid="00c1a501" officeooo:paragraph-rsid="00c1a501" style:font-size-asian="14pt" style:font-weight-asian="bold" style:font-size-complex="14pt" style:font-weight-complex="bold"/>
    </style:style>
    <style:style style:name="P72" style:family="paragraph" style:parent-style-name="Standard">
      <style:text-properties style:text-position="0% 100%" fo:font-size="14pt" style:text-underline-style="solid" style:text-underline-width="auto" style:text-underline-color="font-color" fo:font-weight="bold" officeooo:rsid="00c1a501" officeooo:paragraph-rsid="00c2be68" style:font-size-asian="14pt" style:font-weight-asian="bold" style:font-size-complex="14pt" style:font-weight-complex="bold"/>
    </style:style>
    <style:style style:name="P73" style:family="paragraph" style:parent-style-name="Standard">
      <style:paragraph-properties fo:text-align="start" style:justify-single-word="false"/>
      <style:text-properties style:text-position="0% 100%" style:font-name="Liberation Serif" fo:font-size="14pt" fo:font-style="normal" fo:font-weight="normal" officeooo:rsid="00658048" officeooo:paragraph-rsid="00d21c6b" style:font-name-asian="DejaVu Sans" style:font-size-asian="14pt" style:font-style-asian="normal" style:font-weight-asian="normal" style:font-name-complex="Lohit Hindi" style:font-size-complex="14pt" style:font-style-complex="normal" style:font-weight-complex="normal"/>
    </style:style>
    <style:style style:name="P74" style:family="paragraph" style:parent-style-name="Standard">
      <style:paragraph-properties fo:text-align="start" style:justify-single-word="false"/>
      <style:text-properties style:text-position="0% 100%" style:font-name="Liberation Serif" fo:font-size="14pt" fo:font-style="normal" fo:font-weight="normal" officeooo:rsid="0054872d" officeooo:paragraph-rsid="00d21c6b" style:font-name-asian="DejaVu Sans" style:font-size-asian="14pt" style:font-style-asian="normal" style:font-weight-asian="normal" style:font-name-complex="Lohit Hindi" style:font-size-complex="14pt" style:font-style-complex="normal" style:font-weight-complex="normal"/>
    </style:style>
    <style:style style:name="P75" style:family="paragraph" style:parent-style-name="Standard">
      <style:paragraph-properties fo:text-align="start" style:justify-single-word="false"/>
      <style:text-properties style:text-position="0% 100%" style:font-name="Liberation Serif" fo:font-size="14pt" fo:font-style="normal" fo:font-weight="normal" officeooo:rsid="00656fe4" officeooo:paragraph-rsid="00d21c6b" style:font-name-asian="DejaVu Sans" style:font-size-asian="14pt" style:font-style-asian="normal" style:font-weight-asian="normal" style:font-name-complex="Lohit Hindi" style:font-size-complex="14pt" style:font-style-complex="normal" style:font-weight-complex="normal"/>
    </style:style>
    <style:style style:name="P76" style:family="paragraph" style:parent-style-name="Standard">
      <style:paragraph-properties fo:text-align="start" style:justify-single-word="false"/>
      <style:text-properties style:text-position="0% 100%" style:font-name="Liberation Serif" fo:font-size="14pt" fo:font-style="normal" style:text-underline-style="none" fo:font-weight="normal" officeooo:rsid="00cd09ec" officeooo:paragraph-rsid="00ce4b41" style:font-name-asian="DejaVu Sans" style:font-size-asian="12.25pt" style:font-style-asian="normal" style:font-weight-asian="normal" style:font-name-complex="Lohit Hindi" style:font-size-complex="14pt" style:font-style-complex="normal" style:font-weight-complex="normal"/>
    </style:style>
    <style:style style:name="P77" style:family="paragraph" style:parent-style-name="Standard">
      <style:paragraph-properties fo:text-align="start" style:justify-single-word="false"/>
      <style:text-properties style:text-position="0% 100%" style:font-name="Liberation Serif" fo:font-size="14pt" fo:font-style="normal" style:text-underline-style="none" fo:font-weight="normal" officeooo:rsid="005dfd5f" officeooo:paragraph-rsid="00d0adbb" style:font-name-asian="DejaVu Sans" style:font-size-asian="12.25pt" style:font-style-asian="normal" style:font-weight-asian="normal" style:font-name-complex="Lohit Hindi" style:font-size-complex="14pt" style:font-style-complex="normal" style:font-weight-complex="normal"/>
    </style:style>
    <style:style style:name="P78" style:family="paragraph" style:parent-style-name="Standard">
      <style:paragraph-properties fo:text-align="start" style:justify-single-word="false"/>
      <style:text-properties style:text-position="0% 100%" style:font-name="Liberation Serif" fo:font-size="14pt" fo:font-style="normal" style:text-underline-style="none" fo:font-weight="normal" officeooo:rsid="00d0adbb" officeooo:paragraph-rsid="00d0adbb" style:font-name-asian="DejaVu Sans" style:font-size-asian="12.25pt" style:font-style-asian="normal" style:font-weight-asian="normal" style:font-name-complex="Lohit Hindi" style:font-size-complex="14pt" style:font-style-complex="normal" style:font-weight-complex="normal"/>
    </style:style>
    <style:style style:name="P79" style:family="paragraph" style:parent-style-name="Standard">
      <style:paragraph-properties fo:text-align="center" style:justify-single-word="false"/>
      <style:text-properties style:text-position="0% 100%" style:font-name="Liberation Serif" fo:font-size="14pt" fo:font-style="normal" style:text-underline-style="none" fo:font-weight="normal" officeooo:rsid="002c1958" officeooo:paragraph-rsid="00d21c6b" style:font-name-asian="DejaVu Sans" style:font-size-asian="12.25pt" style:font-style-asian="normal" style:font-weight-asian="normal" style:font-name-complex="Lohit Hindi" style:font-size-complex="14pt" style:font-style-complex="normal" style:font-weight-complex="normal"/>
    </style:style>
    <style:style style:name="P80" style:family="paragraph" style:parent-style-name="Standard">
      <style:paragraph-properties fo:text-align="start" style:justify-single-word="false"/>
      <style:text-properties style:text-position="0% 100%" style:font-name="Liberation Serif" fo:font-size="14pt" fo:font-style="normal" style:text-underline-style="none" fo:font-weight="normal" officeooo:rsid="00d21c6b" officeooo:paragraph-rsid="00d21c6b" style:font-name-asian="DejaVu Sans" style:font-size-asian="12.25pt" style:font-style-asian="normal" style:font-weight-asian="normal" style:font-name-complex="Lohit Hindi" style:font-size-complex="14pt" style:font-style-complex="normal" style:font-weight-complex="normal"/>
    </style:style>
    <style:style style:name="P81" style:family="paragraph" style:parent-style-name="Standard">
      <style:paragraph-properties fo:text-align="start" style:justify-single-word="false"/>
      <style:text-properties style:text-position="0% 100%" style:font-name="Liberation Serif" fo:font-size="14pt" fo:font-style="normal" style:text-underline-style="none" fo:font-weight="normal" officeooo:rsid="00cfdce2" officeooo:paragraph-rsid="00cfdce2" style:font-name-asian="DejaVu Sans" style:font-size-asian="14pt" style:font-style-asian="normal" style:font-weight-asian="normal" style:font-name-complex="Lohit Hindi" style:font-size-complex="14pt" style:font-style-complex="normal" style:font-weight-complex="normal"/>
    </style:style>
    <style:style style:name="P82" style:family="paragraph" style:parent-style-name="Standard">
      <style:paragraph-properties fo:text-align="start" style:justify-single-word="false"/>
      <style:text-properties style:text-position="0% 100%" style:font-name="Liberation Serif" fo:font-size="14pt" fo:font-style="normal" style:text-underline-style="none" fo:font-weight="normal" officeooo:rsid="00d0adbb" officeooo:paragraph-rsid="00d0adbb" style:font-name-asian="DejaVu Sans" style:font-size-asian="14pt" style:font-style-asian="normal" style:font-weight-asian="normal" style:font-name-complex="Lohit Hindi" style:font-size-complex="14pt" style:font-style-complex="normal" style:font-weight-complex="normal"/>
    </style:style>
    <style:style style:name="P83" style:family="paragraph" style:parent-style-name="Standard">
      <style:text-properties style:font-name="Courier 10 Pitch" fo:font-size="14pt" fo:font-style="normal" fo:font-weight="normal" officeooo:paragraph-rsid="00bc9b0c" style:font-size-asian="14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text-position="0% 100%" style:font-name="Liberation Serif" fo:font-size="14pt" fo:font-style="normal" style:text-underline-style="none" fo:font-weight="normal" officeooo:rsid="005dfd5f" officeooo:paragraph-rsid="00e08d4e" style:font-name-asian="DejaVu Sans" style:font-size-asian="12.25pt" style:font-style-asian="normal" style:font-weight-asian="normal" style:font-name-complex="Lohit Hindi" style:font-size-complex="14pt" style:font-style-complex="normal" style:font-weight-complex="normal"/>
    </style:style>
    <style:style style:name="P85" style:family="paragraph" style:parent-style-name="Standard">
      <style:paragraph-properties fo:text-align="start" style:justify-single-word="false"/>
      <style:text-properties style:text-position="0% 100%" style:font-name="Liberation Serif" fo:font-size="14pt" fo:font-style="normal" style:text-underline-style="none" fo:font-weight="normal" officeooo:rsid="00dd2900" officeooo:paragraph-rsid="00ce4b41" style:font-name-asian="DejaVu Sans" style:font-size-asian="12.25pt" style:font-style-asian="normal" style:font-weight-asian="normal" style:font-name-complex="Lohit Hindi" style:font-size-complex="14pt" style:font-style-complex="normal" style:font-weight-complex="normal"/>
    </style:style>
    <style:style style:name="P86" style:family="paragraph" style:parent-style-name="Standard">
      <style:paragraph-properties fo:text-align="start" style:justify-single-word="false"/>
      <style:text-properties style:text-position="0% 100%" style:font-name="Liberation Serif" fo:font-size="14pt" fo:font-style="normal" style:text-underline-style="none" fo:font-weight="normal" officeooo:rsid="00dd2900" officeooo:paragraph-rsid="00e08d4e" style:font-name-asian="DejaVu Sans" style:font-size-asian="12.25pt" style:font-style-asian="normal" style:font-weight-asian="normal" style:font-name-complex="Lohit Hindi" style:font-size-complex="14pt" style:font-style-complex="normal" style:font-weight-complex="normal"/>
    </style:style>
    <style:style style:name="P87" style:family="paragraph" style:parent-style-name="Standard">
      <style:paragraph-properties fo:text-align="start" style:justify-single-word="false"/>
      <style:text-properties style:text-position="0% 100%" style:font-name="Liberation Serif" fo:font-size="14pt" fo:font-style="normal" style:text-underline-style="none" fo:font-weight="normal" officeooo:rsid="00e08d4e" officeooo:paragraph-rsid="00e08d4e" style:font-name-asian="DejaVu Sans" style:font-size-asian="12.25pt" style:font-style-asian="normal" style:font-weight-asian="normal" style:font-name-complex="Lohit Hindi" style:font-size-complex="14pt" style:font-style-complex="normal" style:font-weight-complex="normal"/>
    </style:style>
    <style:style style:name="P88" style:family="paragraph" style:parent-style-name="Standard">
      <style:paragraph-properties fo:text-align="start" style:justify-single-word="false"/>
      <style:text-properties style:text-position="0% 100%" style:font-name="Liberation Serif" fo:font-size="14pt" fo:font-style="normal" fo:font-weight="normal" officeooo:rsid="005dfd5f" officeooo:paragraph-rsid="00e08d4e" style:font-name-asian="DejaVu Sans" style:font-size-asian="12.25pt" style:font-style-asian="normal" style:font-weight-asian="normal" style:font-name-complex="Lohit Hindi" style:font-size-complex="14pt" style:font-style-complex="normal" style:font-weight-complex="normal"/>
    </style:style>
    <style:style style:name="P89" style:family="paragraph" style:parent-style-name="Standard">
      <style:paragraph-properties fo:text-align="start" style:justify-single-word="false"/>
      <style:text-properties style:text-position="0% 100%" style:font-name="Liberation Serif" fo:font-size="14pt" fo:font-style="normal" fo:font-weight="normal" officeooo:rsid="00679bef" officeooo:paragraph-rsid="00ce4b41" style:font-name-asian="DejaVu Sans" style:font-size-asian="12.25pt" style:font-style-asian="normal" style:font-weight-asian="normal" style:font-name-complex="Lohit Hindi" style:font-size-complex="14pt" style:font-style-complex="normal" style:font-weight-complex="normal"/>
    </style:style>
    <style:style style:name="P90" style:family="paragraph" style:parent-style-name="Standard">
      <style:paragraph-properties fo:text-align="start" style:justify-single-word="false"/>
      <style:text-properties style:text-position="0% 100%" style:font-name="Liberation Serif" fo:font-size="14pt" fo:font-style="normal" fo:font-weight="normal" officeooo:rsid="00e08d4e" officeooo:paragraph-rsid="00e08d4e" style:font-name-asian="DejaVu Sans" style:font-size-asian="12.25pt" style:font-style-asian="normal" style:font-weight-asian="normal" style:font-name-complex="Lohit Hindi" style:font-size-complex="14pt" style:font-style-complex="normal" style:font-weight-complex="normal"/>
    </style:style>
    <style:style style:name="P91" style:family="paragraph" style:parent-style-name="Standard">
      <style:text-properties style:text-position="0% 100%" fo:font-size="14pt" fo:font-style="normal" style:text-underline-style="solid" style:text-underline-width="auto" style:text-underline-color="font-color" fo:font-weight="normal" officeooo:rsid="00ccb334" officeooo:paragraph-rsid="00e08d4e" style:font-size-asian="14pt" style:font-style-asian="normal" style:font-weight-asian="normal" style:font-size-complex="14pt" style:font-style-complex="normal" style:font-weight-complex="normal"/>
    </style:style>
    <style:style style:name="P92" style:family="paragraph" style:parent-style-name="Standard">
      <style:text-properties style:text-position="0% 100%" fo:font-size="14pt" style:text-underline-style="none" fo:font-weight="normal" officeooo:rsid="00bcc5bc" officeooo:paragraph-rsid="00bc9b0c" style:font-size-asian="14pt" style:font-weight-asian="normal" style:font-size-complex="14pt" style:font-weight-complex="normal"/>
    </style:style>
    <style:style style:name="P93" style:family="paragraph" style:parent-style-name="Standard">
      <style:text-properties fo:font-size="14pt" officeooo:rsid="00b7eb8d" officeooo:paragraph-rsid="00dec105" style:font-size-asian="14pt" style:font-size-complex="14pt"/>
    </style:style>
    <style:style style:name="P94" style:family="paragraph" style:parent-style-name="Standard">
      <style:text-properties fo:font-size="14pt" officeooo:rsid="00ba262d" officeooo:paragraph-rsid="00dfc134" style:font-size-asian="14pt" style:font-size-complex="14pt"/>
    </style:style>
    <style:style style:name="P95" style:family="paragraph" style:parent-style-name="Standard">
      <style:text-properties fo:font-size="14pt" fo:font-style="normal" fo:font-weight="normal" officeooo:paragraph-rsid="00bc9b0c" style:font-size-asian="14pt" style:font-style-asian="normal" style:font-weight-asian="normal" style:font-size-complex="14pt" style:font-style-complex="normal" style:font-weight-complex="normal"/>
    </style:style>
    <style:style style:name="P96" style:family="paragraph" style:parent-style-name="Standard">
      <style:text-properties fo:font-size="14pt" fo:font-style="normal" style:text-underline-style="solid" style:text-underline-width="auto" style:text-underline-color="font-color" fo:font-weight="bold" officeooo:rsid="00bc9b0c" officeooo:paragraph-rsid="00e1c28c" style:font-size-asian="14pt" style:font-style-asian="normal" style:font-weight-asian="bold" style:font-size-complex="14pt" style:font-style-complex="normal" style:font-weight-complex="bold"/>
    </style:style>
    <style:style style:name="T1" style:family="text">
      <style:text-properties style:text-position="0% 100%"/>
    </style:style>
    <style:style style:name="T2" style:family="text">
      <style:text-properties style:text-position="0% 100%" style:text-underline-style="none"/>
    </style:style>
    <style:style style:name="T3" style:family="text">
      <style:text-properties style:text-position="0% 100%" style:text-underline-style="none" fo:font-weight="normal" style:font-weight-asian="normal" style:font-weight-complex="normal"/>
    </style:style>
    <style:style style:name="T4" style:family="text">
      <style:text-properties style:text-position="0% 100%" style:text-underline-style="none" fo:font-weight="normal" officeooo:rsid="009bc075" style:font-weight-asian="normal" style:font-weight-complex="normal"/>
    </style:style>
    <style:style style:name="T5" style:family="text">
      <style:text-properties style:text-position="0% 100%" style:text-underline-style="none" fo:font-weight="normal" officeooo:rsid="009d9a25" style:font-weight-asian="normal" style:font-weight-complex="normal"/>
    </style:style>
    <style:style style:name="T6" style:family="text">
      <style:text-properties style:text-position="0% 100%" style:text-underline-style="none" fo:font-weight="normal" officeooo:rsid="00bc9b0c" style:font-weight-asian="normal" style:font-weight-complex="normal"/>
    </style:style>
    <style:style style:name="T7" style:family="text">
      <style:text-properties style:text-position="0% 100%" style:text-underline-style="none" fo:font-weight="normal" officeooo:rsid="00bcc5bc" style:font-weight-asian="normal" style:font-weight-complex="normal"/>
    </style:style>
    <style:style style:name="T8" style:family="text">
      <style:text-properties style:text-position="0% 100%" style:text-underline-style="none" fo:font-weight="normal" officeooo:rsid="00bed32b" style:font-weight-asian="normal" style:font-weight-complex="normal"/>
    </style:style>
    <style:style style:name="T9" style:family="text">
      <style:text-properties style:text-position="0% 100%" style:text-underline-style="none" fo:font-weight="normal" officeooo:rsid="00c2be68" style:font-weight-asian="normal" style:font-weight-complex="normal"/>
    </style:style>
    <style:style style:name="T10" style:family="text">
      <style:text-properties style:text-position="0% 100%" style:text-underline-style="none" fo:font-weight="normal" officeooo:rsid="00dfc134" style:font-weight-asian="normal" style:font-weight-complex="normal"/>
    </style:style>
    <style:style style:name="T11" style:family="text">
      <style:text-properties style:text-position="0% 100%" style:text-underline-style="none" fo:font-weight="normal" officeooo:rsid="00e1c28c" style:font-weight-asian="normal" style:font-weight-complex="normal"/>
    </style:style>
    <style:style style:name="T12" style:family="text">
      <style:text-properties style:text-position="0% 100%" style:text-underline-style="none" officeooo:rsid="00bddb46"/>
    </style:style>
    <style:style style:name="T13" style:family="text">
      <style:text-properties style:text-position="0% 100%" style:text-underline-style="none" officeooo:rsid="00bebae6"/>
    </style:style>
    <style:style style:name="T14" style:family="text">
      <style:text-properties style:text-position="0% 100%" style:text-underline-style="none" officeooo:rsid="00d7e7a0"/>
    </style:style>
    <style:style style:name="T15" style:family="text">
      <style:text-properties style:text-position="0% 100%" style:text-underline-style="none" officeooo:rsid="00dfc134"/>
    </style:style>
    <style:style style:name="T16" style:family="text">
      <style:text-properties style:text-position="0% 100%" officeooo:rsid="00bc9b0c"/>
    </style:style>
    <style:style style:name="T17" style:family="text">
      <style:text-properties style:text-position="0% 100%" fo:font-style="italic" style:text-underline-style="none" style:font-style-asian="italic" style:font-style-complex="italic"/>
    </style:style>
    <style:style style:name="T18" style:family="text">
      <style:text-properties style:text-position="0% 100%" officeooo:rsid="00bed32b"/>
    </style:style>
    <style:style style:name="T19" style:family="text">
      <style:text-properties style:text-position="0% 100%" fo:font-weight="normal" style:font-weight-asian="normal" style:font-weight-complex="normal"/>
    </style:style>
    <style:style style:name="T20" style:family="text">
      <style:text-properties officeooo:rsid="00052235"/>
    </style:style>
    <style:style style:name="T21" style:family="text">
      <style:text-properties officeooo:rsid="00071e00"/>
    </style:style>
    <style:style style:name="T22" style:family="text">
      <style:text-properties officeooo:rsid="002a013b"/>
    </style:style>
    <style:style style:name="T23" style:family="text">
      <style:text-properties style:text-position="super 58%"/>
    </style:style>
    <style:style style:name="T24" style:family="text">
      <style:text-properties officeooo:rsid="00656fe4"/>
    </style:style>
    <style:style style:name="T25" style:family="text">
      <style:text-properties officeooo:rsid="00658048"/>
    </style:style>
    <style:style style:name="T26" style:family="text">
      <style:text-properties officeooo:rsid="006666b2"/>
    </style:style>
    <style:style style:name="T27" style:family="text">
      <style:text-properties officeooo:rsid="00bc2131"/>
    </style:style>
    <style:style style:name="T28" style:family="text">
      <style:text-properties officeooo:rsid="00bc9b0c"/>
    </style:style>
    <style:style style:name="T29" style:family="text">
      <style:text-properties style:font-name="Liberation Serif1" officeooo:rsid="00bc9b0c" style:font-name-asian="Liberation Serif1" style:font-name-complex="Liberation Serif1"/>
    </style:style>
    <style:style style:name="T30" style:family="text">
      <style:text-properties style:font-name="Liberation Serif1" style:text-underline-style="none" fo:font-weight="normal" style:font-weight-asian="normal" style:font-weight-complex="normal"/>
    </style:style>
    <style:style style:name="T31" style:family="text">
      <style:text-properties style:font-name="Liberation Serif1" style:text-underline-style="none" officeooo:rsid="00c3dff0"/>
    </style:style>
    <style:style style:name="T32" style:family="text">
      <style:text-properties officeooo:rsid="00bd2945"/>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c02dbf" style:font-weight-asian="normal" style:font-weight-complex="normal"/>
    </style:style>
    <style:style style:name="T36" style:family="text">
      <style:text-properties style:text-underline-style="none" fo:font-weight="normal" officeooo:rsid="00c1a501" style:font-weight-asian="normal" style:font-weight-complex="normal"/>
    </style:style>
    <style:style style:name="T37" style:family="text">
      <style:text-properties style:text-underline-style="none" fo:font-weight="normal" officeooo:rsid="00c4cb71" style:font-weight-asian="normal" style:font-weight-complex="normal"/>
    </style:style>
    <style:style style:name="T38" style:family="text">
      <style:text-properties style:text-underline-style="none" officeooo:rsid="00c02dbf"/>
    </style:style>
    <style:style style:name="T39" style:family="text">
      <style:text-properties style:text-underline-style="none" officeooo:rsid="00c63fc1"/>
    </style:style>
    <style:style style:name="T40" style:family="text">
      <style:text-properties style:text-underline-style="none" officeooo:rsid="00c788c5"/>
    </style:style>
    <style:style style:name="T41" style:family="text">
      <style:text-properties style:text-underline-style="none" officeooo:rsid="00c3dff0"/>
    </style:style>
    <style:style style:name="T42" style:family="text">
      <style:text-properties style:text-underline-style="none" officeooo:rsid="00c899df"/>
    </style:style>
    <style:style style:name="T43" style:family="text">
      <style:text-properties style:text-underline-style="none" officeooo:rsid="00c93a8f"/>
    </style:style>
    <style:style style:name="T44" style:family="text">
      <style:text-properties style:text-underline-style="none" officeooo:rsid="00cb2abf"/>
    </style:style>
    <style:style style:name="T45" style:family="text">
      <style:text-properties style:text-underline-style="none" officeooo:rsid="00cd09ec"/>
    </style:style>
    <style:style style:name="T46" style:family="text">
      <style:text-properties style:text-underline-style="none" officeooo:rsid="00ce4b41"/>
    </style:style>
    <style:style style:name="T47" style:family="text">
      <style:text-properties style:text-underline-style="none" officeooo:rsid="00cfdce2"/>
    </style:style>
    <style:style style:name="T48" style:family="text">
      <style:text-properties style:text-underline-style="none" officeooo:rsid="00d3b8e8"/>
    </style:style>
    <style:style style:name="T49" style:family="text">
      <style:text-properties style:text-underline-style="none" officeooo:rsid="00d88aa0"/>
    </style:style>
    <style:style style:name="T50" style:family="text">
      <style:text-properties style:text-underline-style="none" officeooo:rsid="00e08d4e"/>
    </style:style>
    <style:style style:name="T51" style:family="text">
      <style:text-properties fo:font-weight="normal" style:font-weight-asian="normal" style:font-weight-complex="normal"/>
    </style:style>
    <style:style style:name="T52" style:family="text">
      <style:text-properties fo:font-weight="normal" officeooo:rsid="00c1a501" style:font-weight-asian="normal" style:font-weight-complex="normal"/>
    </style:style>
    <style:style style:name="T53" style:family="text">
      <style:text-properties fo:font-weight="normal" officeooo:rsid="00c4cb71" style:font-weight-asian="normal" style:font-weight-complex="normal"/>
    </style:style>
    <style:style style:name="T54" style:family="text">
      <style:text-properties officeooo:rsid="00c1a501"/>
    </style:style>
    <style:style style:name="T55" style:family="text">
      <style:text-properties officeooo:rsid="00c2be68"/>
    </style:style>
    <style:style style:name="T56" style:family="text">
      <style:text-properties officeooo:rsid="00c3dff0"/>
    </style:style>
    <style:style style:name="T57" style:family="text">
      <style:text-properties style:text-position="sub 58%" style:text-underline-style="none"/>
    </style:style>
    <style:style style:name="T58" style:family="text">
      <style:text-properties style:text-position="sub 58%" style:text-underline-style="none" fo:font-weight="normal" style:font-weight-asian="normal" style:font-weight-complex="normal"/>
    </style:style>
    <style:style style:name="T59" style:family="text">
      <style:text-properties style:text-position="sub 58%" style:text-underline-style="none" officeooo:rsid="00c3dff0"/>
    </style:style>
    <style:style style:name="T60" style:family="text">
      <style:text-properties officeooo:rsid="00c5efcf"/>
    </style:style>
    <style:style style:name="T61" style:family="text">
      <style:text-properties officeooo:rsid="00c788c5"/>
    </style:style>
    <style:style style:name="T62" style:family="text">
      <style:text-properties officeooo:rsid="00cd09ec"/>
    </style:style>
    <style:style style:name="T63" style:family="text">
      <style:text-properties officeooo:rsid="00d0adbb"/>
    </style:style>
    <style:style style:name="T64" style:family="text">
      <style:text-properties officeooo:rsid="00d21c6b"/>
    </style:style>
    <style:style style:name="T65" style:family="text">
      <style:text-properties officeooo:rsid="00d3b8e8"/>
    </style:style>
    <style:style style:name="T66" style:family="text">
      <style:text-properties officeooo:rsid="00d56429"/>
    </style:style>
    <style:style style:name="T67" style:family="text">
      <style:text-properties officeooo:rsid="00d88aa0"/>
    </style:style>
    <style:style style:name="T68" style:family="text">
      <style:text-properties officeooo:rsid="00da8116"/>
    </style:style>
    <style:style style:name="T69" style:family="text">
      <style:text-properties officeooo:rsid="00dd2900"/>
    </style:style>
    <style:style style:name="T70" style:family="text">
      <style:text-properties officeooo:rsid="00dec105"/>
    </style:style>
    <style:style style:name="T71" style:family="text">
      <style:text-properties officeooo:rsid="00dfc134"/>
    </style:style>
    <style:style style:name="T72" style:family="text">
      <style:text-properties officeooo:rsid="00e08d4e"/>
    </style:style>
    <style:style style:name="T73" style:family="text">
      <style:text-properties officeooo:rsid="00e1c28c"/>
    </style:style>
    <text:list-style style:name="L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ataxe-64</text:p>
      <text:p text:style-name="P2"><text:span text:style-name="T22">HPMI for characteristic 5</text:span>.</text:p>
      <text:p text:style-name="P1">Richard Parker <text:span text:style-name="T20">25.11</text:span>.201<text:span text:style-name="T21">6</text:span></text:p>
      <text:p text:style-name="P16"/>
      <text:p text:style-name="P27">Section 1 – Introduction</text:p>
      <text:p text:style-name="P3"/>
      <text:p text:style-name="P5">Klaus and Alex wish to do some work, as I understand it, for the Lyons group in characteristic 5, and this is <text:span text:style-name="T70">the</text:span> design document as to how I propose to implement the HPMI for characteristic 5 in meataxe64. <text:s/>I do not plan to implement this for a month or two yet, but <text:span text:style-name="T70">I have here presented the detailed design, along with the reasons for it. <text:s/></text:span>The linear forms for quadratic extensions of the ground field is fully in place already (though there may be some tweaks needed once timings are available) so that the field of order 25 becomes immediately available also, with further extensions (e.g. 125) being also within reach.</text:p>
      <text:p text:style-name="P4"/>
      <text:p text:style-name="P5">The general plan follows the "logic<text:span text:style-name="T66">-</text:span>13" approach, whereby 13 logical instructions (AND, OR, XOR) can be used to add 256 (though <text:span text:style-name="T70">in fact only 255 will be </text:span>used) numbers mod 5 using the <text:span text:style-name="T66">(256-bit) </text:span>vector registers. <text:s/>It is checked below that AS-codes cannot compete with the speed of this.</text:p>
      <text:p text:style-name="P5"/>
      <text:p text:style-name="P5">In order not to overload the access to L2 cache, it seems best to use 64-byte (51<text:span text:style-name="T70">0</text:span>-entry) vectors inside the HPMI, so that 16K of L1 is 256 "slots". <text:s/>Grease level 3 seems appropriate, and using the favourable coincidence that 125 is just less than 128, two slices of this will be held in L1 cache. <text:s/>It is checked below that other choices for these parameters would be <text:span text:style-name="T66">not be preferable</text:span>.</text:p>
      <text:p text:style-name="P5"/>
      <text:p text:style-name="P93"><text:span text:style-name="T70">The BrickMad design is initially presented as the "straw man" since detailed analysis of the performance is needed before it is possible to check that it is the fastest approach. <text:s/>In fact it is only the fastest (as far as I can judge) for the HAS architecture using AVX-2.0, with a shorter cauldron being perhaps 4% faster on NEH, and a lower grease level perhaps 10% faster on AVX-512. <text:s/>4% is not considered very significant, especially as the NEH architecture is now drifting into obsolescence. <text:s/>The 10% loss for AVX-512 is more worrying, and suggests that the entire HPMI may ultimately need to be reconsidered for this architecture once it actually exists and its properties are known. <text:s/>The longer, more numerous and more powerful registers contrasts with the size of L1 remaining static, putting a pressure to reduce the grease level across the board.</text:span></text:p>
      <text:p text:style-name="P5"/>
      <text:p text:style-name="P6">One particular difficulty needs attention, in that the format of data in the brick consists, for each 1-space, of four bit-strings a0, a1, a2, a3 where v (respectively 2v,4v,3v [note the strange order!]) feed &lt;a0,a1,a2&gt; (respectively &lt;a1,a2,a3&gt;, &lt;a2,a3,a0&gt;, &lt;a3,a0,a1&gt;) into the logic-13 scheme. <text:s/>The Afmt will consist of just the first i, so that ai, a(i+1) and a(i+2) must be fetched <text:soft-page-break/>where the index is reduced mod 4. <text:s/>This must be done with byte arithmetic, so that ai is stored in the slot 64.i higher (mod 256) than a0. <text:s/>This adds complexity to the layout of the brick. <text:s/>Of course adding 2 (mod 4) can be done using XOR, but adding 1 (mod 4) is a bit harder to do at top speed.</text:p>
      <text:p text:style-name="P6"/>
      <text:p text:style-name="P6">Another issue to consider is sparsity. <text:s/>I presume that, as usual, the Afmt string consists of a skip/terminate byte followed by two slot numbers (the ai for the two slices), so that six contiguous zeros can simply add 1 to the skip/terminate byte to deal with up to 250 zero-strings in essentially zero time.<text:span text:style-name="T71"> <text:s/>Hence six entries, at least one of which is non-zero, take up three bytes in Afmt.</text:span></text:p>
      <text:p text:style-name="P6"/>
      <text:p text:style-name="P7">The logic-13 scheme has distinct Bfmt and Cfmt bit-representations, which means that the population of the brick (i.e. the computation of all the vectors in a 3-space) must use addition methods distinct from that used in the BrickMad itself, since it must produce Bfmt not Cfmt. <text:s/><text:span text:style-name="T71">A method of adding 4-bit Bfmt to give 4-bit Bfmt is presented taking 19 operations.</text:span></text:p>
      <text:p text:style-name="P7"/>
      <text:p text:style-name="P9">The fact that the grease level is 3 makes it particularly convenient for Afmt conversion, since the input Dfmt has three entries in each byte (125 is the smallest power of 5 less than 256).</text:p>
      <text:p text:style-name="P7"/>
      <text:p text:style-name="P94">Since the brick format is so different from Dfmt, it is clear that there is a Bfmt conversion step (as there was in characteristic 3) and this bit-twiddling operation needs careful attention, using look-up tables to get the conversion as fast as possible. <text:s/><text:span text:style-name="T71">Bfmt itself will use the 3-bit form, and this converted to 4-bit form (the 4th bit is the XOR of the other three) when seeding the brick.</text:span></text:p>
      <text:p text:style-name="P7"/>
      <text:p text:style-name="P9">Finally the conversion of Cfmt back into Dfmt to get the answer needs further careful bit-twiddling attention, with look-up tables <text:span text:style-name="T71">again figuring</text:span> in the solution.</text:p>
      <text:p text:style-name="P36"/>
      <text:p text:style-name="P17"><text:span text:style-name="T4">H</text:span><text:span text:style-name="T3">ere, for reference, are the details of the logic instructions that form the bulk of the work.</text:span></text:p>
      <text:p text:style-name="P35"/>
      <text:p text:style-name="P18"><text:span text:style-name="T1">PXOR</text:span><text:span text:style-name="T3"> also PAND, </text:span><text:span text:style-name="T6">PANDN, </text:span><text:span text:style-name="T3">POR. <text:s/>These instructions do one of the </text:span><text:span text:style-name="T6">four available</text:span><text:span text:style-name="T3"> binary logic operations to a vector register. <text:s/>On Nehalem</text:span><text:span text:style-name="T5"> through Skylake</text:span><text:span text:style-name="T3"> this </text:span><text:span text:style-name="T5">is</text:span><text:span text:style-name="T3"> P015 latency 1</text:span><text:span text:style-name="T5">, and on AMD it has two ports, though the latency is 2 clocks. <text:s/>Haswell allows the three-operand version (possibly avoiding a register copy). <text:s/>One operand can be in memory in all cases</text:span><text:span text:style-name="T6"> (the one that is NOTed in the case of PANDN)</text:span><text:span text:style-name="T5">.</text:span><text:span text:style-name="T10"> <text:s/>In fact the PANDN is not used</text:span><text:span text:style-name="T11">.</text:span></text:p>
      <text:p text:style-name="P37"/>
      <text:p text:style-name="P28">Section <text:span text:style-name="T28">2</text:span> – <text:span text:style-name="T28">Logic-13 addition mod 5</text:span></text:p>
      <text:p text:style-name="P8"/>
      <text:p text:style-name="P22">To add mod 5 there is a three bit encoding that allows an addition scheme of 13 <text:span text:style-name="T28">logical </text:span>steps, but there are several complications compared with the mod-3 case. <text:s/>The first complication is that there are two distinct encoding schemes, called Cfmt and Bfmt, with one of the inputs and the output being in Cfmt, and the other input in Bfmt. <text:s/>The second complication is that the operation performed is C' = <text:span text:style-name="T29">−</text:span>(B+C), so that alternate inputs must be negated and an even number of them done to form the sum of many vectors. <text:s/>The third complication is that the Bfmt<text:span text:style-name="T28"> </text:span><text:soft-page-break/><text:span text:style-name="T28">in the brick (at least)</text:span> needs four bits to store a vector if it is required (as it often is) to be able to select from them to get any scalar multiple of the vector.</text:p>
      <text:p text:style-name="P22"/>
      <text:p text:style-name="P22">Firstly here is the 13-step addition scheme<text:span text:style-name="T28">, where ^, |, &amp; represent XOR, OR and AND respectively. <text:s/>The numbers in the first column indicate the length of the dependency chain - 8 steps, and notice that this is loop carried since c1=a1 is indeed needed at the start of the longest chain (a1,G,H,I,K,M,N,P,c1) <text:s/>Hence the full dependency chain for two slices is 16 steps, making it highly desirable to do at least two registers at once to provide concurency, though just doing one may just about be OK.</text:span></text:p>
      <text:p text:style-name="P22"/>
      <text:p text:style-name="P22"><text:span text:style-name="T65">1</text:span> <text:s text:c="3"/>G=a1^b2</text:p>
      <text:p text:style-name="P22"><text:span text:style-name="T65">2</text:span> <text:s text:c="3"/>H=b2&amp;G </text:p>
      <text:p text:style-name="P22"><text:span text:style-name="T65">3</text:span> <text:s text:c="3"/>I=b1^H</text:p>
      <text:p text:style-name="P22"><text:span text:style-name="T65">1</text:span> <text:s text:c="3"/>J=b3^a2</text:p>
      <text:p text:style-name="P22"><text:span text:style-name="T65">4</text:span> <text:s text:c="3"/>K=J|I</text:p>
      <text:p text:style-name="P22"><text:span text:style-name="T65">4</text:span> <text:s text:c="3"/>L=a2^I</text:p>
      <text:p text:style-name="P22"><text:span text:style-name="T65">5</text:span> <text:s text:c="3"/>M=K^a3</text:p>
      <text:p text:style-name="P22"><text:span text:style-name="T65">6</text:span> <text:s text:c="3"/>N=L^M</text:p>
      <text:p text:style-name="P22"><text:span text:style-name="T65">7</text:span> <text:s text:c="3"/>P=a3&amp;N</text:p>
      <text:p text:style-name="P22"><text:span text:style-name="T65">8</text:span> <text:s text:c="3"/>c1=P^G</text:p>
      <text:p text:style-name="P22"><text:span text:style-name="T65">2</text:span> <text:s text:c="3"/>R=G|c1</text:p>
      <text:p text:style-name="P22"><text:span text:style-name="T65">5</text:span> <text:s text:c="3"/>c2=L^R</text:p>
      <text:p text:style-name="P22"><text:span text:style-name="T65">6</text:span> <text:s text:c="3"/>c3=M|R</text:p>
      <text:p text:style-name="P22"/>
      <text:p text:style-name="P22">This computes C = <text:span text:style-name="T29">−</text:span>(A+B) where A and C are encoded in Cfmt</text:p>
      <text:p text:style-name="P22">0[000] 1[111] 2[011] 3[101] 4[001] </text:p>
      <text:p text:style-name="P22"/>
      <text:p text:style-name="P22">and B is encoded in Bfmt</text:p>
      <text:p text:style-name="P22">0[000] 1[001] 2[011] 3[100] 4[110] </text:p>
      <text:p text:style-name="P22"/>
      <text:p text:style-name="P22">There is also the extended Bfmt used in the brick</text:p>
      <text:p text:style-name="P22">0[0000] <text:s/>1[0011] <text:s/>2[0110] <text:s/>3[1001] <text:s/>4[1100]</text:p>
      <text:p text:style-name="P22">where the Bfmt for for x.2<text:span text:style-name="T23">z</text:span><text:span text:style-name="T1"> is obtained from the z, z+1, z+2 (mod 4) entries of x[...]</text:span><text:span text:style-name="T16">. <text:s/>Notice that the fourth bit is simply the XOR of the other three.</text:span></text:p>
      <text:p text:style-name="P22"><text:span text:style-name="T16"/></text:p>
      <text:p text:style-name="P96"><text:span text:style-name="T5">F</text:span><text:span text:style-name="T3">or the record, this scheme was found by me in the summer of 2013 (if I remember correctly) using a "beam search" approach using a combination of the number of active states (decreasing from 25 to 5) and the number of active registers (starting at 6 and ending at 3)</text:span><text:span text:style-name="T7">, along with the requirement that the answer must be deducible from the active registers,</text:span><text:span text:style-name="T3"> as the criterion for inclusion in the beam.</text:span><text:span text:style-name="T7"> <text:s/>The search was an overnight run on a laptop, except that I did not record the process during the search, so it took a further 2 days working backwards one step at a time to find out what the scheme actually was.</text:span></text:p>
      <text:p text:style-name="P22"/>
      <text:p text:style-name="P22"><text:soft-page-break/>The following table can be used to check manually that this works.<text:span text:style-name="T28"> <text:s/>I know of no other proof that it does!</text:span></text:p>
      <text:p text:style-name="P22"/>
      <text:p text:style-name="P83"><text:s/>Cfmt <text:s text:c="2"/>Bfmt <text:s text:c="21"/>Cfmt </text:p>
      <text:p text:style-name="P83">a1 2 3 b1 2 3 <text:s/>G H I J K L M N P c1 2 3 </text:p>
      <text:p text:style-name="P83"><text:s/>0 0 0 <text:s/>0 0 0 <text:s/>0 0 0 0 0 0 0 0 0 <text:s/>0 0 0 so 0 = -(0+0) </text:p>
      <text:p text:style-name="P83"><text:s/>1 1 1 <text:s/>1 1 0 <text:s/>0 0 1 1 1 0 0 0 0 <text:s/>0 0 0 so 0 = -(1+4) </text:p>
      <text:p text:style-name="P83"><text:s/>0 1 1 <text:s/>1 0 0 <text:s/>0 0 1 1 1 0 0 0 0 <text:s/>0 0 0 so 0 = -(2+3) </text:p>
      <text:p text:style-name="P83"><text:s/>1 0 1 <text:s/>0 1 1 <text:s/>0 0 0 1 1 0 0 0 0 <text:s/>0 0 0 so 0 = -(3+2) </text:p>
      <text:p text:style-name="P83"><text:s/>0 0 1 <text:s/>0 0 1 <text:s/>0 0 0 1 1 0 0 0 0 <text:s/>0 0 0 so 0 = -(4+1) </text:p>
      <text:p text:style-name="P83"><text:s/>0 0 0 <text:s/>1 1 0 <text:s/>1 1 0 0 0 0 0 0 0 <text:s/>1 1 1 so 1 = -(0+4) </text:p>
      <text:p text:style-name="P83"><text:s/>1 1 1 <text:s/>1 0 0 <text:s/>1 0 1 1 1 0 0 0 0 <text:s/>1 1 1 so 1 = -(1+3) </text:p>
      <text:p text:style-name="P83"><text:s/>0 1 1 <text:s/>0 1 1 <text:s/>1 1 1 0 1 0 0 0 0 <text:s/>1 1 1 so 1 = -(2+2) </text:p>
      <text:p text:style-name="P83"><text:s/>1 0 1 <text:s/>0 0 1 <text:s/>1 0 0 1 1 0 0 0 0 <text:s/>1 1 1 so 1 = -(3+1) </text:p>
      <text:p text:style-name="P83"><text:s/>0 0 1 <text:s/>0 0 0 <text:s/>0 0 0 0 0 0 1 1 1 <text:s/>1 1 1 so 1 = -(4+0) </text:p>
      <text:p text:style-name="P83"><text:s/>0 0 0 <text:s/>1 0 0 <text:s/>0 0 1 0 1 1 1 0 0 <text:s/>0 1 1 so 2 = -(0+3) </text:p>
      <text:p text:style-name="P83"><text:s/>1 1 1 <text:s/>0 1 1 <text:s/>0 0 0 0 0 1 1 0 0 <text:s/>0 1 1 so 2 = -(1+2) </text:p>
      <text:p text:style-name="P83"><text:s/>0 1 1 <text:s/>0 0 1 <text:s/>0 0 0 0 0 1 1 0 0 <text:s/>0 1 1 so 2 = -(2+1) </text:p>
      <text:p text:style-name="P83"><text:s/>1 0 1 <text:s/>0 0 0 <text:s/>1 0 0 0 0 0 1 1 1 <text:s/>0 1 1 so 2 = -(3+0) </text:p>
      <text:p text:style-name="P83"><text:s/>0 0 1 <text:s/>1 1 0 <text:s/>1 1 0 0 0 0 1 1 1 <text:s/>0 1 1 so 2 = -(4+4) </text:p>
      <text:p text:style-name="P83"><text:s/>0 0 0 <text:s/>0 1 1 <text:s/>1 1 1 1 1 1 1 0 0 <text:s/>1 0 1 so 3 = -(0+2) </text:p>
      <text:p text:style-name="P83"><text:s/>1 1 1 <text:s/>0 0 1 <text:s/>1 0 0 0 0 1 1 0 0 <text:s/>1 0 1 so 3 = -(1+1) </text:p>
      <text:p text:style-name="P83"><text:s/>0 1 1 <text:s/>0 0 0 <text:s/>0 0 0 1 1 1 0 1 1 <text:s/>1 0 1 so 3 = -(2+0) </text:p>
      <text:p text:style-name="P83"><text:s/>1 0 1 <text:s/>1 1 0 <text:s/>0 0 1 0 1 1 0 1 1 <text:s/>1 0 1 so 3 = -(3+4) </text:p>
      <text:p text:style-name="P83"><text:s/>0 0 1 <text:s/>1 0 0 <text:s/>0 0 1 0 1 1 0 1 1 <text:s/>1 0 1 so 3 = -(4+3) </text:p>
      <text:p text:style-name="P83"><text:s/>0 0 0 <text:s/>0 0 1 <text:s/>0 0 0 1 1 0 1 1 0 <text:s/>0 0 1 so 4 = -(0+1) </text:p>
      <text:p text:style-name="P83"><text:s/>1 1 1 <text:s/>0 0 0 <text:s/>1 0 0 1 1 1 0 1 1 <text:s/>0 0 1 so 4 = -(1+0) </text:p>
      <text:p text:style-name="P83"><text:s/>0 1 1 <text:s/>1 1 0 <text:s/>1 1 0 1 1 1 0 1 1 <text:s/>0 0 1 so 4 = -(2+4) </text:p>
      <text:p text:style-name="P83"><text:s/>1 0 1 <text:s/>1 0 0 <text:s/>1 0 1 0 1 1 0 1 1 <text:s/>0 0 1 so 4 = -(3+3) </text:p>
      <text:p text:style-name="P83"><text:s/>0 0 1 <text:s/>0 1 1 <text:s/>1 1 1 1 1 1 0 1 1 <text:s/>0 0 1 so 4 = -(4+2) </text:p>
      <text:p text:style-name="P92"/>
      <text:p text:style-name="P29">Section <text:span text:style-name="T32">3</text:span> – <text:span text:style-name="T32">BrickMad implementation "Straw Man".</text:span></text:p>
      <text:p text:style-name="P10"/>
      <text:p text:style-name="P23"><text:span text:style-name="T2">Here I will consider only the </text:span><text:span text:style-name="T15">design and </text:span><text:span text:style-name="T2">performance of Brick-Mad itself, neglecting the (noticeable but hopefully not huge) performance impacts of Afmt conversion, Bfmt conversion, Brick population and the conversion from Cfmt to Dfmt at the end. <text:s/>On the presumption that the logic-13 is the correct approach, these </text:span><text:span text:style-name="T15">other operations </text:span><text:span text:style-name="T2">will anyway be fairly constant.</text:span></text:p>
      <text:p text:style-name="P42"/>
      <text:p text:style-name="P42">I assume, therefore, that we hold two slices of grease level 3 in the 4-bit version of Bfmt in the brick, with 64 bytes for each bit-string. <text:s/>This requires us to hold 2 x 31 projective vectors x. <text:s/>For each projective vector, the four bits will be held in slot x, x+64, x+128 and x+192.</text:p>
      <text:p text:style-name="P42"/>
      <text:p text:style-name="P42"><text:soft-page-break/>Some aspects of the BrickMad do not depend on the architecture, and they will be considered first.</text:p>
      <text:p text:style-name="P42"/>
      <text:p text:style-name="P23"><text:span text:style-name="T2">Each loop starts</text:span><text:span text:style-name="T13"> (actually ends!)</text:span><text:span text:style-name="T2"> by fetching three bytes of Afmt. <text:s/>Whether these are fetched as one uint32_t or as three separate bytes is not completely clear, but the obvious solution is to fetch the skip/terminate byte as one byte </text:span><text:span text:style-name="T13">zero-extended (see below)</text:span><text:span text:style-name="T2"> and the other two (into a "good" register ax,bx,cx or dx) so that two bytes are loaded by a single mu-op. <text:s/>Hopefully the separation into two separate bytes will not generate another mu-op, but even if it does, it </text:span><text:span text:style-name="T12">should</text:span><text:span text:style-name="T2"> still be no slower.</text:span></text:p>
      <text:p text:style-name="P43"/>
      <text:p text:style-name="P24"><text:span text:style-name="T2">The next step is to test the skip-terminate byte for being 255 (terminate) and this should combine (on newer processors) with the (predicted taken) branch to repeat the loop, where the mispredicted not-taken case is a</text:span><text:span text:style-name="T14">t</text:span><text:span text:style-name="T2"> the end of the job. <text:s/>Otherwise the byte must be shifted 6 places left and the result added into the Cfmt pointer. </text:span><text:span text:style-name="T13"><text:s/></text:span><text:span text:style-name="T14">Hence</text:span><text:span text:style-name="T2"> the skip-terminate byte should in fact </text:span><text:span text:style-name="T13">be </text:span><text:span text:style-name="T2">zero-extend</text:span><text:span text:style-name="T13">ed</text:span><text:span text:style-name="T2"> to 64 bits</text:span><text:span text:style-name="T13"> by the load</text:span><text:span text:style-name="T2">.</text:span></text:p>
      <text:p text:style-name="P44"/>
      <text:p text:style-name="P24"><text:span text:style-name="T2">Three addresses must then be computed from each of the two real Afmt bytes. <text:s/>One is simply 64 times the byte, one is this XOR 0x2000, but the third must be obtained by adding 64 to the byte </text:span><text:span text:style-name="T17">as a byte</text:span><text:span text:style-name="T2"> so that overflow is lost, and this result also multiplied by 64 (i.e. shifted six places left). <text:s/>The result is the six indexes, all to be used as indexes up on the brick pointer, and I presume it is best to leave the addition to the address computation, though perhaps this should be tested with working code.</text:span><text:span text:style-name="T13"> <text:s/>We also need to add 3 to the Afmt pointer ready for the next iteration.</text:span></text:p>
      <text:p text:style-name="P45">Hence the Afmt computation, sparsity and loop-branch can be estimated as</text:p>
      <text:p text:style-name="P45"/>
      <text:p text:style-name="P45">fetch skip/terminate</text:p>
      <text:p text:style-name="P45">fetch Afmt</text:p>
      <text:p text:style-name="P45">check terminate and loop-branch</text:p>
      <text:p text:style-name="P45">shift 6 places left</text:p>
      <text:p text:style-name="P45">add to Cfmt pointer</text:p>
      <text:p text:style-name="P45">2 x <text:s/>extend byte to 64 bits</text:p>
      <text:p text:style-name="P45"><text:s text:c="7"/>shift left 6</text:p>
      <text:p text:style-name="P45"><text:s text:c="7"/>copy result</text:p>
      <text:p text:style-name="P45"><text:s text:c="7"/>xor 0x2000</text:p>
      <text:p text:style-name="P45"><text:s text:c="7"/>add 64 to byte</text:p>
      <text:p text:style-name="P45"><text:s text:c="7"/>extend byte to 64 bits</text:p>
      <text:p text:style-name="P45"><text:s text:c="7"/>shift left 6</text:p>
      <text:p text:style-name="P45">add 3 to Afmt pointer</text:p>
      <text:p text:style-name="P45"/>
      <text:p text:style-name="P45">which looks like 20 mu-ops at this stage.</text:p>
      <text:p text:style-name="P45"/>
      <text:p text:style-name="P25"><text:span text:style-name="T1">HAS</text:span><text:span text:style-name="T3">. <text:s/>Here we consider the implementation of logic-13 under AVX-2.0.</text:span></text:p>
      <text:p text:style-name="P46">A row of Bfmt/Cfmt consists of three bit-strings, each two registers wide (rows are 64-bytes, <text:soft-page-break/>registers are 32 bytes). <text:s/>Hence the work to do consists of . . .</text:p>
      <text:p text:style-name="P46"/>
      <text:p text:style-name="P46">Perform the Afmt/skip/terminate/loop as above (20 mu-ops)</text:p>
      <text:p text:style-name="P46">Load the Cfmt (6 mu-ops, loading from L2)</text:p>
      <text:p text:style-name="P46">Load the two blocks of Bfmt (12 mu-ops from L1)</text:p>
      <text:p text:style-name="P46">Do the 13 logical operations for two slices of two registers (52 mu-ops)</text:p>
      <text:p text:style-name="P46">Store the Cmft back (12 mu-ops)</text:p>
      <text:p text:style-name="P46"/>
      <text:p text:style-name="P46">This comes to 102 mu-ops to do 510 x 6 = 3060 elementary operations, or 30 elementary operations per mu-op or (hopefully) about 120 per clock cycle.</text:p>
      <text:p text:style-name="P46"/>
      <text:p text:style-name="P26"><text:span text:style-name="T18">NEH</text:span><text:span text:style-name="T3">. <text:s/>Here we consider the implementation of logic-13 under </text:span><text:span text:style-name="T8">SSE</text:span><text:span text:style-name="T3">.</text:span></text:p>
      <text:p text:style-name="P46">A row of Bfmt/Cfmt consists of three bit-strings, each four registers wide (rows are 64-bytes, registers are 16 bytes). <text:s/>Hence the work to do consists of . . .</text:p>
      <text:p text:style-name="P46"/>
      <text:p text:style-name="P46">Perform the Afmt/skip/terminate/loop as above (20 mu-ops)</text:p>
      <text:p text:style-name="P46">Load the Cfmt (12 mu-ops, loading from L2)</text:p>
      <text:p text:style-name="P46">Load the two blocks of Bfmt (24 mu-ops from L1)</text:p>
      <text:p text:style-name="P46">Do the 13 logical operations for two slices of four registers (104 mu-ops)</text:p>
      <text:p text:style-name="P46">Store the Cmft back (24 mu-ops)</text:p>
      <text:p text:style-name="P46"/>
      <text:p text:style-name="P46">As there are only 16 SSE registers, I suspect that the loop will consist of doing the first 32 bytes of each vector, followed by doing the second half. <text:s/>It is fortunate that there are enough General Purpose Registers to hold the entire set of addresses emerging from the Afmt computation.</text:p>
      <text:p text:style-name="P46"/>
      <text:p text:style-name="P46">This comes to 184 mu-ops to do 510 x 6 = 3060 elementary operations, or 16. elementary operations per mu-op or (hopefully) about 50 per clock cycle. <text:s/></text:p>
      <text:p text:style-name="P41"/>
      <text:p text:style-name="P26"><text:span text:style-name="T18">AVX-512</text:span><text:span text:style-name="T1">.</text:span><text:span text:style-name="T3"> <text:s/>Here we consider the implementation of logic-13 </text:span><text:span text:style-name="T8">using AVX-512</text:span><text:span text:style-name="T3">.</text:span><text:span text:style-name="T8"> <text:s/>I currently do not know the code-name for the first chip to have AVX-512, so cannot yet know the name of this architecure in meataxe64.</text:span></text:p>
      <text:p text:style-name="P46"/>
      <text:p text:style-name="P46">The obvious way to do this would be . . .</text:p>
      <text:p text:style-name="P46">Perform the Afmt/skip/terminate/loop as above (20 mu-ops)</text:p>
      <text:p text:style-name="P46">Load the Cfmt (3 mu-ops, loading from L2)</text:p>
      <text:p text:style-name="P46">Load the two blocks of Bfmt (6 mu-ops from L1)</text:p>
      <text:p text:style-name="P46">Do the 13 logical operations for two slices of <text:span text:style-name="T67">one</text:span> register (26 mu-ops)</text:p>
      <text:p text:style-name="P46">Store the Cmft back (6 mu-ops)</text:p>
      <text:p text:style-name="P46"/>
      <text:p text:style-name="P59"><text:span text:style-name="T34">A total of 61 mu-ops. <text:s/>Probably some of the logical operations can utilize ternary operations - I haven't looked yet - but the simple conversion is as above. <text:s/>It is noticeable that, even without this the </text:span><text:span text:style-name="T35">32</text:span><text:span text:style-name="T34"> mu-ops of work</text:span><text:span text:style-name="T35"> (Bfmt load and logic)</text:span><text:span text:style-name="T34"> are starting to look a bit low, and as the L1 cache is</text:span><text:span text:style-name="T35"> still the same size</text:span><text:span text:style-name="T34">, it may be marginally faster to use a lower grease level</text:span><text:span text:style-name="T35"> and either </text:span><text:soft-page-break/><text:span text:style-name="T35">longer vectors, more slices or both. <text:s/>All of this can be considered when the chip finally emerges.</text:span></text:p>
      <text:p text:style-name="P47"/>
      <text:p text:style-name="P30">Section <text:span text:style-name="T32">3</text:span> – <text:span text:style-name="T60">Logic-13 Challenges to "Straw Man".</text:span></text:p>
      <text:p text:style-name="P11"/>
      <text:p text:style-name="P63"><text:span text:style-name="T38">I</text:span><text:span text:style-name="T33">n this section, we consider several alternative structures for the brick, still based on logic-13, and check that none of them improve on the performance of the "straw man".</text:span></text:p>
      <text:p text:style-name="P48"/>
      <text:p text:style-name="P60">Would grease level 2 be better<text:span text:style-name="T54">?</text:span></text:p>
      <text:p text:style-name="P48">With grease level 2, we would need only 6 (projective) vectors instead of 31, allowing us to double the length of the vector and to double the number of slices held, thereby reducing both the Afmt admin and Cfmt load/store, but at a cost of doing more work.</text:p>
      <text:p text:style-name="P60"><text:span text:style-name="T34">For </text:span><text:span text:style-name="T33">HAS</text:span><text:span text:style-name="T34"> this comes to a saving of 19 mu-ops giving 83, but now only doing 2040 elementary operations. <text:s/>This comes to 25 elementary operations per mu-op </text:span><text:span text:style-name="T52">16% W</text:span><text:span text:style-name="T51">orse</text:span><text:span text:style-name="T34">.</text:span></text:p>
      <text:p text:style-name="P60"><text:span text:style-name="T34">For </text:span><text:span text:style-name="T33">NEH</text:span><text:span text:style-name="T34">, the administrative overhead is uniformly lower, so </text:span><text:span text:style-name="T36">estimate </text:span><text:span text:style-name="T34">this </text:span><text:span text:style-name="T36">as</text:span><text:span text:style-name="T34"> </text:span><text:span text:style-name="T52">20% W</text:span><text:span text:style-name="T51">orse</text:span><text:span text:style-name="T34">.</text:span></text:p>
      <text:p text:style-name="P60"><text:span text:style-name="T34">For </text:span><text:span text:style-name="T33">AVX-512</text:span><text:span text:style-name="T34"> the situation is unclear. <text:s/>Of the estimated 61 mu-ops, 14.5 are saved, and the break-even point is 1/3. <text:s/>Hence to break even, the mu-ops for the work (estimated at 26) would need to be reduced </text:span><text:span text:style-name="T36">from 26 to 23, which is probably possible using the ternary operator. <text:s/>As an reasonable estimate, I will go for </text:span><text:span text:style-name="T54">10% Better</text:span></text:p>
      <text:p text:style-name="P38"/>
      <text:p text:style-name="P71">Would Cauldron=128 bytes and 1 slice be better?</text:p>
      <text:p text:style-name="P19"><text:span text:style-name="T5">T</text:span><text:span text:style-name="T3">his doubles the overhead for Cfmt fetching but halves the Afmt address computations.</text:span><text:span text:style-name="T9"> <text:s/>It would also double the overhead for brick seed and populate, since there would be only half as many rows of Cfmt in L2.</text:span></text:p>
      <text:p text:style-name="P21"><text:span text:style-name="T5">F</text:span><text:span text:style-name="T3">or </text:span><text:span text:style-name="T2">HAS</text:span><text:span text:style-name="T3"> this saves 10 but loses 18, so </text:span><text:span text:style-name="T19">7% Worse</text:span><text:span text:style-name="T3">.</text:span></text:p>
      <text:p text:style-name="P21"><text:span text:style-name="T3">For </text:span><text:span text:style-name="T2">NEH</text:span><text:span text:style-name="T3"> this saves 10 but loses 36, so </text:span><text:span text:style-name="T19">15% Worse</text:span><text:span text:style-name="T3">.</text:span></text:p>
      <text:p text:style-name="P21"><text:span text:style-name="T3">For </text:span><text:span text:style-name="T2">AVX-512</text:span><text:span text:style-name="T3"> this saves 10 and loses 9, but the extra work for the brick would certainly more than compensate for this, and I estimate </text:span><text:span text:style-name="T19">3% Worse</text:span><text:span text:style-name="T3"> overall.</text:span></text:p>
      <text:p text:style-name="P39"/>
      <text:p text:style-name="P72">Would Cauldron=<text:span text:style-name="T55">32</text:span> bytes and <text:span text:style-name="T55">4</text:span> slice<text:span text:style-name="T55">s</text:span> be better?</text:p>
      <text:p text:style-name="P20"><text:span text:style-name="T5">T</text:span><text:span text:style-name="T3">his </text:span><text:span text:style-name="T9">halves</text:span><text:span text:style-name="T3"> the overhead for Cfmt fetching but </text:span><text:span text:style-name="T9">doubles</text:span><text:span text:style-name="T3"> the Afmt address computations.</text:span><text:span text:style-name="T9"> <text:s/>It would also halve the overhead for brick seed and populate, since there would be twice as many rows of Cfmt in L2.</text:span></text:p>
      <text:p text:style-name="P21"><text:span text:style-name="T5">F</text:span><text:span text:style-name="T3">or </text:span><text:span text:style-name="T2">HAS</text:span><text:span text:style-name="T3"> this saves 9 but loses 20, so </text:span><text:span text:style-name="T19">10% Worse</text:span><text:span text:style-name="T3">.</text:span></text:p>
      <text:p text:style-name="P21"><text:span text:style-name="T3">For </text:span><text:span text:style-name="T2">NEH</text:span><text:span text:style-name="T3"> this saves 18 but loses 20, but the saving on the brick will surely compensate us for that, and I estimate </text:span><text:span text:style-name="T1">4% Better</text:span><text:span text:style-name="T3">.</text:span></text:p>
      <text:p text:style-name="P21"><text:span text:style-name="T3">For </text:span><text:span text:style-name="T2">AVX-512</text:span><text:span text:style-name="T3"> this saves 3.5 and loses 20 - hopeless. <text:s/></text:span><text:span text:style-name="T19">25% Worse</text:span><text:span text:style-name="T3">.</text:span></text:p>
      <text:p text:style-name="P40"/>
      <text:p text:style-name="P61">Would grease level 2<text:span text:style-name="T56">.5</text:span> be better<text:span text:style-name="T54">?</text:span></text:p>
      <text:p text:style-name="P62"><text:span text:style-name="T34">I do not know exactly how many vectors W are needed in a 5-space such that every vector of the space is of the form </text:span><text:span text:style-name="T30">λ</text:span><text:span text:style-name="T34">w</text:span><text:span text:style-name="T58">1</text:span><text:span text:style-name="T34">+</text:span><text:span text:style-name="T30">μ</text:span><text:span text:style-name="T34">w</text:span><text:span text:style-name="T58">2</text:span><text:span text:style-name="T34">, but we can get a lower bound. <text:s/>There are 3125 vectors in the 5-space, and each pair can give us 16 of them, so we need at least 3125/16=195 pairs, so 20 vectors are surely needed</text:span><text:span text:style-name="T37">, and I think I vaguely remember finding one (by looking at random) </text:span><text:soft-page-break/><text:span text:style-name="T37">with 31 vectors</text:span><text:span text:style-name="T34">. <text:s/>For now let's optimistically assume there is such a grease code and see whether we would want to use it. <text:s/>We would presumably have </text:span><text:span text:style-name="T37">one slice of this, and use it to double the length of Cfmt. <text:s/></text:span><text:span text:style-name="T34">The Afmt work would be multiplied by 6/5, as would the load of Bfmt and the logic work, but the Cfmt load and store would be </text:span><text:span text:style-name="T37">multiplied by 3/5</text:span><text:span text:style-name="T34">.</text:span><text:span text:style-name="T37"> <text:s/>This is quite a close call in all three cases, which overall I estimate to be </text:span><text:span text:style-name="T53">5% Worse</text:span><text:span text:style-name="T37">.</text:span><text:span text:style-name="T34"> </text:span></text:p>
      <text:p text:style-name="P40"/>
      <text:p text:style-name="P31">Section <text:span text:style-name="T60">4</text:span> – <text:span text:style-name="T60">AS-code Challenge to "Straw Man".</text:span></text:p>
      <text:p text:style-name="P12"/>
      <text:p text:style-name="P64"><text:span text:style-name="T33">Here we consider whether the AS-code approach might be faster for characteristic 5. <text:s/>As a starting point, we might consider the 4-dimensional code with 31 vectors plus zero such that every vector in the 4-space is the difference of two. <text:s/>How fast might this go? <text:s/>We might assume (again as a starting point) that we put each entry in </text:span><text:span text:style-name="T39">six</text:span><text:span text:style-name="T33"> bits, so we can get </text:span><text:span text:style-name="T39">40</text:span><text:span text:style-name="T33"> of them in an AVX-2.0 register. <text:s/>Each slice would then do 1</text:span><text:span text:style-name="T39">60</text:span><text:span text:style-name="T33"> elementary operations, and take four mu-ops (two to load, one to add and one to subtract). <text:s/>This gives a bound of </text:span><text:span text:style-name="T39">40</text:span><text:span text:style-name="T33"> elementary operations per mu-op - </text:span><text:span text:style-name="T39">rather</text:span><text:span text:style-name="T33"> faster than the 30 for the straw man so we need to look a bit more closely</text:span><text:span text:style-name="T39">.</text:span></text:p>
      <text:p text:style-name="P49"/>
      <text:p text:style-name="P65"><text:span text:style-name="T33">Let's further assume a four slice operation, with 128-byte vectors. <text:s/>This would do 2</text:span><text:span text:style-name="T39">560</text:span><text:span text:style-name="T33"> elementary operations, needing 64 mu-ops for the work, a further 8 for the Afmt computation, a further 12 to load and store the Cfmt, and (assuming we reduce every </text:span><text:span text:style-name="T39">four slices</text:span><text:span text:style-name="T33">) a further 20 for the reduction, which comes to 2</text:span><text:span text:style-name="T39">4</text:span><text:span text:style-name="T33">.</text:span><text:span text:style-name="T39">6</text:span><text:span text:style-name="T33"> elementary operations per mu-op.</text:span></text:p>
      <text:p text:style-name="P50"/>
      <text:p text:style-name="P66"><text:span text:style-name="T33">I suspect that this probably </text:span><text:span text:style-name="T40">at, or at least very close to,</text:span><text:span text:style-name="T33"> the sweet-spot for AS codes mod 5</text:span><text:span text:style-name="T40"> on HAS</text:span><text:span text:style-name="T33">, and it is interesting that it is only </text:span>18% Worse<text:span text:style-name="T33">. <text:s/>The point is, of course, that the four-slice AS-code can, </text:span><text:span text:style-name="T40">admittedly </text:span><text:span text:style-name="T33">with various tricky tweaks, conceivably do many other smallish primes</text:span><text:span text:style-name="T40"> 7-181, and it is a bit tempting to do characteristic 5 this way, even if it is replaced by logic-13 in the end.</text:span></text:p>
      <text:p text:style-name="P51"/>
      <text:p text:style-name="P52">But no. <text:s/>18% is too much, and anyway the tricky tweaks needed for other primes are fairly tricky. <text:s/>If we do characteristic 5, we do it properly!</text:p>
      <text:p text:style-name="P52"/>
      <text:p text:style-name="P34">Section <text:span text:style-name="T64">5</text:span> – <text:span text:style-name="T64">BrickMad.</text:span></text:p>
      <text:p text:style-name="P15"/>
      <text:p text:style-name="P70"><text:span text:style-name="T33">The operation of BrickMad is essentially described in the "straw man" section, except that the issue of register allocation is not treated. <text:s/>Here is a 6-register version which should be good enough for all purposes. <text:s/>This means that the HAS version can do the whole cauldron at once. <text:s/>It seems clear that NEH cannot, since </text:span><text:span text:style-name="T48">this would need 24 registers with this scheme, so NEH will (as previously stated) do the work two registers wide at a time. <text:s/>AVX-512 has no shortage of registers at all, as only half as many are needed and twice as many are available!</text:span></text:p>
      <text:p text:style-name="P58"/>
      <text:p text:style-name="P73">Reg<text:tab/>Op<text:tab/><text:tab/>Trashed</text:p>
      <text:p text:style-name="P74"><text:span text:style-name="T25">c1</text:span><text:tab/><text:span text:style-name="T24">c1<text:tab/><text:tab/></text:span></text:p>
      <text:p text:style-name="P73">c2<text:tab/>c2</text:p>
      <text:p text:style-name="P74"><text:span text:style-name="T25">c3</text:span><text:tab/><text:span text:style-name="T24">c3</text:span></text:p>
      <text:p text:style-name="P75"><text:soft-page-break/><text:span text:style-name="T25">R1</text:span><text:tab/>b2</text:p>
      <text:p text:style-name="P15"><text:span text:style-name="T25">R1</text:span><text:tab/>G=c1^b2<text:tab/><text:span text:style-name="T25">c1</text:span><text:line-break/><text:span text:style-name="T25">R2</text:span><text:tab/>H=b2&amp;G<text:tab/><text:span text:style-name="T25">b2</text:span></text:p>
      <text:p text:style-name="P15"><text:span text:style-name="T25">R3<text:tab/>b1</text:span><text:line-break/><text:span text:style-name="T25">R2</text:span><text:tab/>I=b1^H<text:tab/><text:span text:style-name="T25">b1 H</text:span></text:p>
      <text:p text:style-name="P15"><text:span text:style-name="T25">R3<text:tab/>b3</text:span><text:line-break/><text:span text:style-name="T25">R3</text:span><text:tab/>J=b3^c2<text:tab/><text:span text:style-name="T25">b3</text:span><text:line-break/><text:span text:style-name="T25">R3</text:span><text:tab/>K=J|I<text:tab/><text:tab/><text:span text:style-name="T25">J</text:span><text:line-break/><text:span text:style-name="T25">c2</text:span><text:tab/>L=c2^I<text:tab/><text:span text:style-name="T25">I c2</text:span><text:line-break/><text:span text:style-name="T25">R2</text:span><text:tab/>M=K^c3<text:tab/><text:span text:style-name="T25">K</text:span><text:line-break/><text:span text:style-name="T25">c1</text:span><text:tab/>N=L^M<text:tab/>-<text:line-break/><text:span text:style-name="T25">c1</text:span><text:tab/>P=c3&amp;N<text:tab/><text:span text:style-name="T25">N c3</text:span><text:line-break/><text:span text:style-name="T25">c1</text:span><text:tab/>c’1=P^G<text:tab/><text:span text:style-name="T25">P</text:span><text:line-break/><text:span text:style-name="T25">c3</text:span><text:tab/>R=G|c’1<text:tab/><text:span text:style-name="T25">G</text:span><text:line-break/><text:span text:style-name="T25">c2</text:span><text:tab/>c’2=L^R<text:tab/><text:span text:style-name="T25">L</text:span><text:line-break/><text:span text:style-name="T25">c3</text:span><text:tab/>c’3=M|R<text:tab/><text:span text:style-name="T25">M R</text:span></text:p>
      <text:p text:style-name="P79"/>
      <text:p text:style-name="P32">Section <text:span text:style-name="T66">6</text:span> – <text:span text:style-name="T61">Structure of the brick.</text:span></text:p>
      <text:p text:style-name="P13"/>
      <text:p text:style-name="P52">We turn now to designing the detailed implementation of the characteristic-5 straw man, and the first thing to sort out is exactly which vectors go where in the brick work area. <text:s/>The assembler-code for the BrickMad has more-or-less been written in the "straw man" section 2, but that leaves the layout partially open and we must decide what to do.</text:p>
      <text:p text:style-name="P52"/>
      <text:p text:style-name="P67"><text:span text:style-name="T33">In fact, what we are really doing is choosing 64 vectors w</text:span><text:span text:style-name="T57">i</text:span><text:span text:style-name="T33"> in a six-space such that every vector of the six-space is of the form </text:span><text:span text:style-name="T41"><text:s/></text:span><text:span text:style-name="T31">λ</text:span><text:span text:style-name="T41">w</text:span><text:span text:style-name="T59">1</text:span><text:span text:style-name="T41">+</text:span><text:span text:style-name="T31">μ</text:span><text:span text:style-name="T41">w</text:span><text:span text:style-name="T59">2</text:span><text:span text:style-name="T41">, </text:span><text:span text:style-name="T33">and although our expectation is that in fact we chose 31 projective vectors in each of two complementary 3-spaces, perhaps we should check how much coding gain is available by using the greater generality.</text:span><text:span text:style-name="T42"> <text:s/>But no - we clearly cannot do seven dimensions, and I cannot see any realistic chance of making the brick-pop or the Afmt conversion faster by allowing the more general code.</text:span></text:p>
      <text:p text:style-name="P53"/>
      <text:p text:style-name="P68"><text:span text:style-name="T33">There is then the question as to what we do about zero. <text:s/>The obvious answer is to use one of our 64 slots for the zero vector, but strictly this is not needed. <text:s/>For zero in one dimension we can use w</text:span><text:span text:style-name="T57">i</text:span><text:span text:style-name="T33">+w</text:span><text:span text:style-name="T57">j</text:span><text:span text:style-name="T33"> as one vector, and -w</text:span><text:span text:style-name="T57">j</text:span><text:span text:style-name="T33"> as the other, and for zero in both simply use w</text:span><text:span text:style-name="T57">i</text:span><text:span text:style-name="T33"> and -w</text:span><text:span text:style-name="T57">i</text:span><text:span text:style-name="T33">. <text:s/>It is hard to estimate how much difference this would make to L1 pollution-effects, but I suspect it is tiny. <text:s/>Let's just store zero in slot 0.</text:span></text:p>
      <text:p text:style-name="P54"/>
      <text:p text:style-name="P54">For Afmt conversion, since we have (happily) grease level 3, we can simply look-up a byte of Dfmt to get the byte of Afmt whatever layout of the brick we choose, so there is absolutely no pressure from this area.</text:p>
      <text:p text:style-name="P54"/>
      <text:p text:style-name="P68"><text:span text:style-name="T33">That means that the brick is to be laid out in the way that allows brick-population to run as fast as possible! <text:s/>In other words, we cannot get much further until we consider BrickPop.</text:span><text:span text:style-name="T43"> <text:s/>Perhaps </text:span><text:soft-page-break/><text:span text:style-name="T43">the next step is to wonder how great the performance pressure is here.</text:span></text:p>
      <text:p text:style-name="P55"/>
      <text:p text:style-name="P56">Cfmt consists of 192 bytes of data for each row, and so we can have about 680 rows in our hyperthread's half of L2. <text:s/>This suggests that every vector of the 62 made in the brick will be used approximately 22 times, so that if the brick can be populated as fast as it is used, it will occupy 5% of the run-time. <text:s/>The pressure on brick population is therefore small but noticeable.</text:p>
      <text:p text:style-name="P56"/>
      <text:p text:style-name="P69"><text:span text:style-name="T33">The obvious choice of brick layout (another straw man) is to use slot 0 for zero, the next 31 for the first 3 dimensions, perhaps 100 010 110 210 310 410 001 101 . . . 441, and then</text:span><text:span text:style-name="T44"> use slot 32 for another zero and then </text:span><text:span text:style-name="T33">the second slice in vectors 3</text:span><text:span text:style-name="T44">3</text:span><text:span text:style-name="T33">-6</text:span><text:span text:style-name="T44">3. <text:s/>This means that we can (if we choose) use the same look-up table for the two halves, and just a</text:span><text:span text:style-name="T49">dd</text:span><text:span text:style-name="T44"> 32 to the second one. <text:s/>There is no performance excuse for doing this - that add of 32 can be eliminated - but the performance impact is negligible and </text:span><text:span text:style-name="T49">it may save a few </text:span><text:span text:style-name="T44">lines of code.</text:span></text:p>
      <text:p text:style-name="P57"/>
      <text:p text:style-name="P91"><text:span text:style-name="T44">B</text:span><text:span text:style-name="T33">rick-seed then has the job of moving six vectors into slots 1,2,7,33,34,39, along with (presumably - to be discussed later) computing the fourth coordinate by performing the XOR of the other three. <text:s/>This leaves 2 x 28 slots to be populated, and each can be computed as the sum of two previous ones. <text:s/></text:span><text:span text:style-name="T50">This </text:span><text:span text:style-name="T33">requires a Bfmt=Bfmt+Bfmt addition routine, and what we have in logic-13 is Cfmt=Cfmt+Bfmt</text:span><text:span text:style-name="T45">.</text:span><text:span text:style-name="T50"> <text:s/>However we first observe that conversion from 4-bit Bfmt to Cfmt is only one logical operaton.</text:span></text:p>
      <text:p text:style-name="P91"><text:span text:style-name="T50"/></text:p>
      <text:p text:style-name="P88"><text:span text:style-name="T26">Cfmt<text:tab/>0</text:span> [000],<text:span text:style-name="T69"> <text:s text:c="2"/></text:span><text:s/>1 [111],<text:span text:style-name="T69"> <text:s/></text:span><text:s/>2 [011], <text:span text:style-name="T69"><text:s text:c="2"/></text:span>3 [101], <text:span text:style-name="T69"><text:s text:c="2"/></text:span>4 [001]</text:p>
      <text:p text:style-name="P84"><text:span text:style-name="T26">Bfmt<text:tab/></text:span>0 [000<text:span text:style-name="T69">0</text:span>], 1 [001<text:span text:style-name="T69">1</text:span>], 2 [011<text:span text:style-name="T69">0</text:span>], 3 [100<text:span text:style-name="T69">1</text:span>], 4 [110<text:span text:style-name="T69">0</text:span>]</text:p>
      <text:p text:style-name="P84"/>
      <text:p text:style-name="P86">C3 is the OR of (say) B1 and B3</text:p>
      <text:p text:style-name="P86">C2 actually is simply B3.</text:p>
      <text:p text:style-name="P86"><text:span text:style-name="T72">C1 is simply B4.</text:span></text:p>
      <text:p text:style-name="P86"/>
      <text:p text:style-name="P87">It then takes 13 operations to add a Cfmt to a Bfmt, using logic-13. <text:s/>The result is negated, but this is of no consequence - it is simply a rotation.</text:p>
      <text:p text:style-name="P87"/>
      <text:p text:style-name="P87">Conversion of Cfmt to Bfmt is readily seen in four operations</text:p>
      <text:p text:style-name="P87"/>
      <text:p text:style-name="P88"><text:span text:style-name="T26">Cfmt<text:tab/>0</text:span> [000], 1 [111], 2 [011], 3 [101], 4 [001]</text:p>
      <text:p text:style-name="P88"><text:span text:style-name="T26">Bfmt<text:tab/></text:span>0 [000], 1 [001], 2 [011], 3 [100], 4 [110]</text:p>
      <text:p text:style-name="P88"/>
      <text:p text:style-name="P87"><text:span text:style-name="T62">B3 = C2 &amp; C3. <text:s/>B1 = B3 ^ C3 <text:s/>B2 = B1 ^ C1 ^ C2.</text:span> </text:p>
      <text:p text:style-name="P87"/>
      <text:p text:style-name="P87">Finally we must compute the fourth bit as the XOR of the other three (two operations).</text:p>
      <text:p text:style-name="P87"/>
      <text:p text:style-name="P90"><text:span text:style-name="T33">Hence overall the addition routine is 1+13+4+2=20 logical operations. <text:s/>I think that will do nicely. <text:s/>In fact as </text:span><text:span text:style-name="T45">B2 = B1 ^ C1 ^ C2</text:span><text:span text:style-name="T33"> we can compute C1^C2 and retain it as B1^B2, saving an operation on the last step . . . 19 logical operations.</text:span></text:p>
      <text:p text:style-name="P76"><text:soft-page-break/></text:p>
      <text:p text:style-name="P89"><text:span text:style-name="T46">Can we afford to do brick-pop in 'c'? <text:s/>It will certainly be at least a factor of four slower on HAS, so that it would grow to 20% of the run time. <text:s/>This is too much</text:span><text:span text:style-name="T47">, and I conclude that the </text:span><text:span text:style-name="T46">logic work at least of brick-pop must be done using the vector registers.</text:span></text:p>
      <text:p text:style-name="P85"><text:span text:style-name="T46"/></text:p>
      <text:p text:style-name="P33">Section <text:span text:style-name="T66">7</text:span> – <text:span text:style-name="T61">Structure of Bfmt and Cfmt.</text:span></text:p>
      <text:p text:style-name="P14"/>
      <text:p text:style-name="P81"><text:span text:style-name="T62">W</text:span>e must now choose a map to specify how the bits of the 64-byte couldron bit-strings are used to represent the values taken from, and returned to, Dfmt. <text:s/>In principle there is no restriction as to how this is done, provided only that each bit is used at most once, and that the map from Dfmt to Bfmt and the map from Cfmt to Dfmt are inverses of each other. <text:s/>The choice is therefore made by considering primarily the speed of the Dfmt-Bfmt conversion and the speed of the Cfmt-Dfmt conversion, although the total number of bits (maximum 512) used will influence the effectiveness of the whole proces. <text:s/>In <text:span text:style-name="T72">fact, it is simplest to use 504 bits by using 63 bits of each of the 8 64-bit words.</text:span></text:p>
      <text:p text:style-name="P81"/>
      <text:p text:style-name="P81">Our plan to convert from Dfmt to Bfmt revolves around a look-up table on a Dfmt byte index (values 0-124 possible)<text:span text:style-name="T63"> since</text:span> simultaneous lookup of 16 bits <text:span text:style-name="T63">will not fit in L2</text:span>. <text:s/>The result will be nine bits, where in the ultimate Bfmt these nine bits will form three groups of three in corresponding positions of different bit-strings.</text:p>
      <text:p text:style-name="P81"/>
      <text:p text:style-name="P82">To convert Cfmt to Dfmt, we first notice that Cfmt is an "additive" encoding - the value of a 3-bit encoding is the sum of the "values" of the three bits, where the bits have value <text:span text:style-name="T27">[434]</text:span>.</text:p>
      <text:p text:style-name="P82"/>
      <text:p text:style-name="P77"><text:span text:style-name="T26">Cfmt<text:tab/>0</text:span> [000], <text:span text:style-name="T63"><text:s text:c="7"/></text:span>1 [111], <text:span text:style-name="T63"><text:s text:c="7"/></text:span>2 [011], <text:span text:style-name="T63"><text:s text:c="7"/></text:span>3 [101], <text:span text:style-name="T63"><text:s text:c="5"/></text:span>4 [001]</text:p>
      <text:p text:style-name="P78"><text:s text:c="15"/>0 <text:s text:c="10"/><text:span text:style-name="T64"><text:s/></text:span>4+3+4=1 <text:s text:c="6"/>3+4=2 <text:s text:c="5"/><text:span text:style-name="T64"><text:s/></text:span><text:s text:c="4"/>4+4=3 <text:s text:c="12"/>4</text:p>
      <text:p text:style-name="P78"/>
      <text:p text:style-name="P78">Even better the negative has values [121] which can be added without any need to reduce mod 5, since the answer is at most 4. <text:s/>Hence the plan is to look up some multiple of 3 bits (since there are 3 entries in a Dfmt byte), double the one for the middle bit, either by adding it in twice, or using a different look-up table to do the doubling on-the-fly), add the results together, peel off the bytes and use the "multiply by -1" lookup table, already in mul8, to negate the result. <text:s/>Using 504 bits looks convenient, since we can then use 63 bits of each 64-bit word, and strip the Cfmt off 9 bits at a time. <text:s/>Converting Dfmt to Bfmt could do 7 byte<text:span text:style-name="T68">s</text:span> to give 21 bits in each of three accumulators, and the only tricky bit would then be to take three 64-bit words and, considering this as a 3x3 matrix of 21-bit fields, transpose it.<text:span text:style-name="T64"> <text:s/>Even if done by AND, shift and OR, this will surely be fast enough.</text:span></text:p>
      <text:p text:style-name="P78"/>
      <text:p text:style-name="P80">Using only 504 bits, in principle, wastes 1.5% of performance<text:span text:style-name="T73">, but the simplicity of programming, I think, warrants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11-25T21:05:25.667895413</dc:date>
    <meta:editing-duration>P4DT7H58M14S</meta:editing-duration>
    <meta:editing-cycles>423</meta:editing-cycles>
    <meta:generator>LibreOffice/5.1.4.2$Linux_X86_64 LibreOffice_project/10m0$Build-2</meta:generator>
    <meta:printed-by>User </meta:printed-by>
    <meta:print-date>2012-07-06T16:23:45</meta:print-date>
    <meta:document-statistic meta:table-count="0" meta:image-count="0" meta:object-count="0" meta:page-count="11" meta:paragraph-count="179" meta:word-count="5101" meta:character-count="26159" meta:non-whitespace-character-count="20785"/>
  </office:meta>
</office:document-meta>
</file>